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0.8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 style:rotation-angle="88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7" style:family="table-cell" style:parent-style-name="Default" style:data-style-name="N1">
      <style:table-cell-properties fo:border="0.002cm solid #000000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2" table:number-columns-repeated="7" table:default-cell-style-name="ce7"/>
        <table:table-column table:style-name="co4" table:default-cell-style-name="ce7"/>
        <table:table-column table:style-name="co2" table:number-columns-repeated="9" table:default-cell-style-name="ce7"/>
        <table:table-column table:style-name="co4" table:default-cell-style-name="ce7"/>
        <table:table-column table:style-name="co2" table:number-columns-repeated="9" table:default-cell-style-name="ce7"/>
        <table:table-column table:style-name="co4" table:default-cell-style-name="ce7"/>
        <table:table-column table:style-name="co2" table:number-columns-repeated="9" table:default-cell-style-name="ce7"/>
        <table:table-column table:style-name="co4" table:default-cell-style-name="ce7"/>
        <table:table-column table:style-name="co2" table:default-cell-style-name="ce7"/>
        <table:table-column table:style-name="co5" table:number-columns-repeated="4" table:default-cell-style-name="ce7"/>
        <table:table-row table:style-name="ro1">
          <table:table-cell/>
          <table:table-cell table:style-name="Default" table:number-columns-repeated="45"/>
        </table:table-row>
        <table:table-row table:style-name="ro1">
          <table:table-cell/>
          <table:table-cell table:style-name="Default" office:value-type="string">
            <text:p><text:s/></text:p>
          </table:table-cell>
          <table:table-cell table:style-name="ce5" office:value-type="string" table:number-columns-spanned="44" table:number-rows-spanned="1">
            <text:p>Major Radius</text:p>
          </table:table-cell>
          <table:covered-table-cell table:number-columns-repeated="43" table:style-name="Default"/>
        </table:table-row>
        <table:table-row table:style-name="ro1">
          <table:table-cell/>
          <table:table-cell table:style-name="Default" office:value-type="string">
            <text:p><text:s/></text:p>
          </table:table-cell>
          <table:table-cell table:style-name="ce6" office:value-type="float" office:value="3.2">
            <text:p>3.2</text:p>
          </table:table-cell>
          <table:table-cell table:style-name="ce8" office:value-type="float" office:value="3.3">
            <text:p>3.3</text:p>
          </table:table-cell>
          <table:table-cell table:style-name="ce8" office:value-type="float" office:value="3.4">
            <text:p>3.4</text:p>
          </table:table-cell>
          <table:table-cell table:style-name="ce8" office:value-type="float" office:value="3.5">
            <text:p>3.5</text:p>
          </table:table-cell>
          <table:table-cell table:style-name="ce8" office:value-type="float" office:value="3.6">
            <text:p>3.6</text:p>
          </table:table-cell>
          <table:table-cell table:style-name="ce8" office:value-type="float" office:value="3.7">
            <text:p>3.7</text:p>
          </table:table-cell>
          <table:table-cell table:style-name="ce8" office:value-type="float" office:value="3.8">
            <text:p>3.8</text:p>
          </table:table-cell>
          <table:table-cell table:style-name="ce8" office:value-type="float" office:value="3.9">
            <text:p>3.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4.1">
            <text:p>4.1</text:p>
          </table:table-cell>
          <table:table-cell table:style-name="ce8" office:value-type="float" office:value="4.2">
            <text:p>4.2</text:p>
          </table:table-cell>
          <table:table-cell table:style-name="ce8" office:value-type="float" office:value="4.3">
            <text:p>4.3</text:p>
          </table:table-cell>
          <table:table-cell table:style-name="ce8" office:value-type="float" office:value="4.4">
            <text:p>4.4</text:p>
          </table:table-cell>
          <table:table-cell table:style-name="ce8" office:value-type="float" office:value="4.5">
            <text:p>4.5</text:p>
          </table:table-cell>
          <table:table-cell table:style-name="ce8" office:value-type="float" office:value="4.6">
            <text:p>4.6</text:p>
          </table:table-cell>
          <table:table-cell table:style-name="ce8" office:value-type="float" office:value="4.7">
            <text:p>4.7</text:p>
          </table:table-cell>
          <table:table-cell table:style-name="ce8" office:value-type="float" office:value="4.79999999999999">
            <text:p>4.8</text:p>
          </table:table-cell>
          <table:table-cell table:style-name="ce8" office:value-type="float" office:value="4.89999999999999">
            <text:p>4.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.09999999999999">
            <text:p>5.1</text:p>
          </table:table-cell>
          <table:table-cell table:style-name="ce8" office:value-type="float" office:value="5.19999999999999">
            <text:p>5.2</text:p>
          </table:table-cell>
          <table:table-cell table:style-name="ce8" office:value-type="float" office:value="5.29999999999999">
            <text:p>5.3</text:p>
          </table:table-cell>
          <table:table-cell table:style-name="ce8" office:value-type="float" office:value="5.39999999999999">
            <text:p>5.4</text:p>
          </table:table-cell>
          <table:table-cell table:style-name="ce8" office:value-type="float" office:value="5.49999999999999">
            <text:p>5.5</text:p>
          </table:table-cell>
          <table:table-cell table:style-name="ce8" office:value-type="float" office:value="5.59999999999999">
            <text:p>5.6</text:p>
          </table:table-cell>
          <table:table-cell table:style-name="ce8" office:value-type="float" office:value="5.69999999999999">
            <text:p>5.7</text:p>
          </table:table-cell>
          <table:table-cell table:style-name="ce8" office:value-type="float" office:value="5.79999999999999">
            <text:p>5.8</text:p>
          </table:table-cell>
          <table:table-cell table:style-name="ce8" office:value-type="float" office:value="5.89999999999999">
            <text:p>5.9</text:p>
          </table:table-cell>
          <table:table-cell table:style-name="ce8" office:value-type="float" office:value="5.99999999999999">
            <text:p>6</text:p>
          </table:table-cell>
          <table:table-cell table:style-name="ce8" office:value-type="float" office:value="6.09999999999999">
            <text:p>6.1</text:p>
          </table:table-cell>
          <table:table-cell table:style-name="ce8" office:value-type="float" office:value="6.19999999999999">
            <text:p>6.2</text:p>
          </table:table-cell>
          <table:table-cell table:style-name="ce8" office:value-type="float" office:value="6.29999999999999">
            <text:p>6.3</text:p>
          </table:table-cell>
          <table:table-cell table:style-name="ce8" office:value-type="float" office:value="6.39999999999999">
            <text:p>6.4</text:p>
          </table:table-cell>
          <table:table-cell table:style-name="ce8" office:value-type="float" office:value="6.49999999999999">
            <text:p>6.5</text:p>
          </table:table-cell>
          <table:table-cell table:style-name="ce8" office:value-type="float" office:value="6.59999999999999">
            <text:p>6.6</text:p>
          </table:table-cell>
          <table:table-cell table:style-name="ce8" office:value-type="float" office:value="6.69999999999999">
            <text:p>6.7</text:p>
          </table:table-cell>
          <table:table-cell table:style-name="ce8" office:value-type="float" office:value="6.79999999999999">
            <text:p>6.8</text:p>
          </table:table-cell>
          <table:table-cell table:style-name="ce8" office:value-type="float" office:value="6.89999999999999">
            <text:p>6.9</text:p>
          </table:table-cell>
          <table:table-cell table:style-name="ce8" office:value-type="float" office:value="6.99999999999999">
            <text:p>7</text:p>
          </table:table-cell>
          <table:table-cell table:style-name="ce8" office:value-type="float" office:value="7.09999999999999">
            <text:p>7.1</text:p>
          </table:table-cell>
          <table:table-cell table:style-name="ce8" office:value-type="float" office:value="7.19999999999999">
            <text:p>7.2</text:p>
          </table:table-cell>
          <table:table-cell table:style-name="ce8" office:value-type="float" office:value="7.29999999999999">
            <text:p>7.3</text:p>
          </table:table-cell>
          <table:table-cell table:style-name="ce8" office:value-type="float" office:value="7.39999999999999">
            <text:p>7.4</text:p>
          </table:table-cell>
          <table:table-cell table:style-name="ce9" office:value-type="float" office:value="7.49999999999999">
            <text:p>7.5</text:p>
          </table:table-cell>
        </table:table-row>
        <table:table-row table:style-name="ro1">
          <table:table-cell table:style-name="ce1" office:value-type="string" table:number-columns-spanned="1" table:number-rows-spanned="14">
            <text:p>Minor Radius</text:p>
          </table:table-cell>
          <table:table-cell table:style-name="ce2" office:value-type="float" office:value="1.7">
            <text:p>1.7</text:p>
          </table:table-cell>
          <table:table-cell table:formula="oooc:=6.28*(([.C$3]-[.$B4])/[.$C$19]+1)*([.$B4]+([.C$3]-[.$B4])/2)/100" office:value-type="float" office:value="6.74786">
            <text:p>7</text:p>
          </table:table-cell>
          <table:table-cell table:formula="oooc:=6.28*(([.D$3]-[.$B4])/[.$C$19]+1)*([.$B4]+([.D$3]-[.$B4])/2)/100" office:value-type="float" office:value="7.33414285714285">
            <text:p>7</text:p>
          </table:table-cell>
          <table:table-cell table:formula="oooc:=6.28*(([.E$3]-[.$B4])/[.$C$19]+1)*([.$B4]+([.E$3]-[.$B4])/2)/100" office:value-type="float" office:value="7.93836857142857">
            <text:p>8</text:p>
          </table:table-cell>
          <table:table-cell table:formula="oooc:=6.28*(([.F$3]-[.$B4])/[.$C$19]+1)*([.$B4]+([.F$3]-[.$B4])/2)/100" office:value-type="float" office:value="8.56053714285714">
            <text:p>9</text:p>
          </table:table-cell>
          <table:table-cell table:formula="oooc:=6.28*(([.G$3]-[.$B4])/[.$C$19]+1)*([.$B4]+([.G$3]-[.$B4])/2)/100" office:value-type="float" office:value="9.20064857142857">
            <text:p>9</text:p>
          </table:table-cell>
          <table:table-cell table:formula="oooc:=6.28*(([.H$3]-[.$B4])/[.$C$19]+1)*([.$B4]+([.H$3]-[.$B4])/2)/100" office:value-type="float" office:value="9.85870285714286">
            <text:p>10</text:p>
          </table:table-cell>
          <table:table-cell table:formula="oooc:=6.28*(([.I$3]-[.$B4])/[.$C$19]+1)*([.$B4]+([.I$3]-[.$B4])/2)/100" office:value-type="float" office:value="10.5347">
            <text:p>11</text:p>
          </table:table-cell>
          <table:table-cell table:formula="oooc:=6.28*(([.J$3]-[.$B4])/[.$C$19]+1)*([.$B4]+([.J$3]-[.$B4])/2)/100" office:value-type="float" office:value="11.22864">
            <text:p>11</text:p>
          </table:table-cell>
          <table:table-cell table:formula="oooc:=6.28*(([.K$3]-[.$B4])/[.$C$19]+1)*([.$B4]+([.K$3]-[.$B4])/2)/100" office:value-type="float" office:value="11.9405228571429">
            <text:p>12</text:p>
          </table:table-cell>
          <table:table-cell table:formula="oooc:=6.28*(([.L$3]-[.$B4])/[.$C$19]+1)*([.$B4]+([.L$3]-[.$B4])/2)/100" office:value-type="float" office:value="12.6703485714286">
            <text:p>13</text:p>
          </table:table-cell>
          <table:table-cell table:formula="oooc:=6.28*(([.M$3]-[.$B4])/[.$C$19]+1)*([.$B4]+([.M$3]-[.$B4])/2)/100" office:value-type="float" office:value="13.4181171428571">
            <text:p>13</text:p>
          </table:table-cell>
          <table:table-cell table:formula="oooc:=6.28*(([.N$3]-[.$B4])/[.$C$19]+1)*([.$B4]+([.N$3]-[.$B4])/2)/100" office:value-type="float" office:value="14.1838285714286">
            <text:p>14</text:p>
          </table:table-cell>
          <table:table-cell table:formula="oooc:=6.28*(([.O$3]-[.$B4])/[.$C$19]+1)*([.$B4]+([.O$3]-[.$B4])/2)/100" office:value-type="float" office:value="14.9674828571429">
            <text:p>15</text:p>
          </table:table-cell>
          <table:table-cell table:formula="oooc:=6.28*(([.P$3]-[.$B4])/[.$C$19]+1)*([.$B4]+([.P$3]-[.$B4])/2)/100" office:value-type="float" office:value="15.76908">
            <text:p>16</text:p>
          </table:table-cell>
          <table:table-cell table:formula="oooc:=6.28*(([.Q$3]-[.$B4])/[.$C$19]+1)*([.$B4]+([.Q$3]-[.$B4])/2)/100" office:value-type="float" office:value="16.58862">
            <text:p>17</text:p>
          </table:table-cell>
          <table:table-cell table:formula="oooc:=6.28*(([.R$3]-[.$B4])/[.$C$19]+1)*([.$B4]+([.R$3]-[.$B4])/2)/100" office:value-type="float" office:value="17.4261028571429">
            <text:p>17</text:p>
          </table:table-cell>
          <table:table-cell table:formula="oooc:=6.28*(([.S$3]-[.$B4])/[.$C$19]+1)*([.$B4]+([.S$3]-[.$B4])/2)/100" office:value-type="float" office:value="18.2815285714285">
            <text:p>18</text:p>
          </table:table-cell>
          <table:table-cell table:formula="oooc:=6.28*(([.T$3]-[.$B4])/[.$C$19]+1)*([.$B4]+([.T$3]-[.$B4])/2)/100" office:value-type="float" office:value="19.154897142857">
            <text:p>19</text:p>
          </table:table-cell>
          <table:table-cell table:formula="oooc:=6.28*(([.U$3]-[.$B4])/[.$C$19]+1)*([.$B4]+([.U$3]-[.$B4])/2)/100" office:value-type="float" office:value="20.0462085714286">
            <text:p>20</text:p>
          </table:table-cell>
          <table:table-cell table:formula="oooc:=6.28*(([.V$3]-[.$B4])/[.$C$19]+1)*([.$B4]+([.V$3]-[.$B4])/2)/100" office:value-type="float" office:value="20.9554628571428">
            <text:p>21</text:p>
          </table:table-cell>
          <table:table-cell table:formula="oooc:=6.28*(([.W$3]-[.$B4])/[.$C$19]+1)*([.$B4]+([.W$3]-[.$B4])/2)/100" office:value-type="float" office:value="21.8826599999999">
            <text:p>22</text:p>
          </table:table-cell>
          <table:table-cell table:formula="oooc:=6.28*(([.X$3]-[.$B4])/[.$C$19]+1)*([.$B4]+([.X$3]-[.$B4])/2)/100" office:value-type="float" office:value="22.8277999999999">
            <text:p>23</text:p>
          </table:table-cell>
          <table:table-cell table:formula="oooc:=6.28*(([.Y$3]-[.$B4])/[.$C$19]+1)*([.$B4]+([.Y$3]-[.$B4])/2)/100" office:value-type="float" office:value="23.7908828571428">
            <text:p>24</text:p>
          </table:table-cell>
          <table:table-cell table:formula="oooc:=6.28*(([.Z$3]-[.$B4])/[.$C$19]+1)*([.$B4]+([.Z$3]-[.$B4])/2)/100" office:value-type="float" office:value="24.7719085714285">
            <text:p>25</text:p>
          </table:table-cell>
          <table:table-cell table:formula="oooc:=6.28*(([.AA$3]-[.$B4])/[.$C$19]+1)*([.$B4]+([.AA$3]-[.$B4])/2)/100" office:value-type="float" office:value="25.770877142857">
            <text:p>26</text:p>
          </table:table-cell>
          <table:table-cell table:formula="oooc:=6.28*(([.AB$3]-[.$B4])/[.$C$19]+1)*([.$B4]+([.AB$3]-[.$B4])/2)/100" office:value-type="float" office:value="26.7877885714285">
            <text:p>27</text:p>
          </table:table-cell>
          <table:table-cell table:formula="oooc:=6.28*(([.AC$3]-[.$B4])/[.$C$19]+1)*([.$B4]+([.AC$3]-[.$B4])/2)/100" office:value-type="float" office:value="27.8226428571427">
            <text:p>28</text:p>
          </table:table-cell>
          <table:table-cell table:formula="oooc:=6.28*(([.AD$3]-[.$B4])/[.$C$19]+1)*([.$B4]+([.AD$3]-[.$B4])/2)/100" office:value-type="float" office:value="28.8754399999999">
            <text:p>29</text:p>
          </table:table-cell>
          <table:table-cell table:formula="oooc:=6.28*(([.AE$3]-[.$B4])/[.$C$19]+1)*([.$B4]+([.AE$3]-[.$B4])/2)/100" office:value-type="float" office:value="29.9461799999999">
            <text:p>30</text:p>
          </table:table-cell>
          <table:table-cell table:formula="oooc:=6.28*(([.AF$3]-[.$B4])/[.$C$19]+1)*([.$B4]+([.AF$3]-[.$B4])/2)/100" office:value-type="float" office:value="31.0348628571427">
            <text:p>31</text:p>
          </table:table-cell>
          <table:table-cell table:formula="oooc:=6.28*(([.AG$3]-[.$B4])/[.$C$19]+1)*([.$B4]+([.AG$3]-[.$B4])/2)/100" office:value-type="float" office:value="32.1414885714285">
            <text:p>32</text:p>
          </table:table-cell>
          <table:table-cell table:formula="oooc:=6.28*(([.AH$3]-[.$B4])/[.$C$19]+1)*([.$B4]+([.AH$3]-[.$B4])/2)/100" office:value-type="float" office:value="33.266057142857">
            <text:p>33</text:p>
          </table:table-cell>
          <table:table-cell table:formula="oooc:=6.28*(([.AI$3]-[.$B4])/[.$C$19]+1)*([.$B4]+([.AI$3]-[.$B4])/2)/100" office:value-type="float" office:value="34.4085685714284">
            <text:p>34</text:p>
          </table:table-cell>
          <table:table-cell table:formula="oooc:=6.28*(([.AJ$3]-[.$B4])/[.$C$19]+1)*([.$B4]+([.AJ$3]-[.$B4])/2)/100" office:value-type="float" office:value="35.5690228571427">
            <text:p>36</text:p>
          </table:table-cell>
          <table:table-cell table:formula="oooc:=6.28*(([.AK$3]-[.$B4])/[.$C$19]+1)*([.$B4]+([.AK$3]-[.$B4])/2)/100" office:value-type="float" office:value="36.7474199999999">
            <text:p>37</text:p>
          </table:table-cell>
          <table:table-cell table:formula="oooc:=6.28*(([.AL$3]-[.$B4])/[.$C$19]+1)*([.$B4]+([.AL$3]-[.$B4])/2)/100" office:value-type="float" office:value="37.9437599999999">
            <text:p>38</text:p>
          </table:table-cell>
          <table:table-cell table:formula="oooc:=6.28*(([.AM$3]-[.$B4])/[.$C$19]+1)*([.$B4]+([.AM$3]-[.$B4])/2)/100" office:value-type="float" office:value="39.1580428571427">
            <text:p>39</text:p>
          </table:table-cell>
          <table:table-cell table:formula="oooc:=6.28*(([.AN$3]-[.$B4])/[.$C$19]+1)*([.$B4]+([.AN$3]-[.$B4])/2)/100" office:value-type="float" office:value="40.3902685714285">
            <text:p>40</text:p>
          </table:table-cell>
          <table:table-cell table:formula="oooc:=6.28*(([.AO$3]-[.$B4])/[.$C$19]+1)*([.$B4]+([.AO$3]-[.$B4])/2)/100" office:value-type="float" office:value="41.640437142857">
            <text:p>42</text:p>
          </table:table-cell>
          <table:table-cell table:formula="oooc:=6.28*(([.AP$3]-[.$B4])/[.$C$19]+1)*([.$B4]+([.AP$3]-[.$B4])/2)/100" office:value-type="float" office:value="42.9085485714284">
            <text:p>43</text:p>
          </table:table-cell>
          <table:table-cell table:formula="oooc:=6.28*(([.AQ$3]-[.$B4])/[.$C$19]+1)*([.$B4]+([.AQ$3]-[.$B4])/2)/100" office:value-type="float" office:value="44.1946028571427">
            <text:p>44</text:p>
          </table:table-cell>
          <table:table-cell table:formula="oooc:=6.28*(([.AR$3]-[.$B4])/[.$C$19]+1)*([.$B4]+([.AR$3]-[.$B4])/2)/100" office:value-type="float" office:value="45.4985999999999">
            <text:p>45</text:p>
          </table:table-cell>
          <table:table-cell table:formula="oooc:=6.28*(([.AS$3]-[.$B4])/[.$C$19]+1)*([.$B4]+([.AS$3]-[.$B4])/2)/100" office:value-type="float" office:value="46.8205399999999">
            <text:p>47</text:p>
          </table:table-cell>
          <table:table-cell table:formula="oooc:=6.28*(([.AT$3]-[.$B4])/[.$C$19]+1)*([.$B4]+([.AT$3]-[.$B4])/2)/100" office:value-type="float" office:value="48.1604228571427">
            <text:p>48</text:p>
          </table:table-cell>
        </table:table-row>
        <table:table-row table:style-name="ro1">
          <table:covered-table-cell/>
          <table:table-cell office:value-type="float" office:value="1.8">
            <text:p>1.8</text:p>
          </table:table-cell>
          <table:table-cell table:formula="oooc:=6.28*(([.C$3]-[.$B5])/[.$C$19]+1)*([.$B5]+([.C$3]-[.$B5])/2)/100" office:value-type="float" office:value="6.437">
            <text:p>6</text:p>
          </table:table-cell>
          <table:table-cell table:formula="oooc:=6.28*(([.D$3]-[.$B5])/[.$C$19]+1)*([.$B5]+([.D$3]-[.$B5])/2)/100" office:value-type="float" office:value="7.02328285714285">
            <text:p>7</text:p>
          </table:table-cell>
          <table:table-cell table:formula="oooc:=6.28*(([.E$3]-[.$B5])/[.$C$19]+1)*([.$B5]+([.E$3]-[.$B5])/2)/100" office:value-type="float" office:value="7.62750857142857">
            <text:p>8</text:p>
          </table:table-cell>
          <table:table-cell table:formula="oooc:=6.28*(([.F$3]-[.$B5])/[.$C$19]+1)*([.$B5]+([.F$3]-[.$B5])/2)/100" office:value-type="float" office:value="8.24967714285714">
            <text:p>8</text:p>
          </table:table-cell>
          <table:table-cell table:formula="oooc:=6.28*(([.G$3]-[.$B5])/[.$C$19]+1)*([.$B5]+([.G$3]-[.$B5])/2)/100" office:value-type="float" office:value="8.88978857142857">
            <text:p>9</text:p>
          </table:table-cell>
          <table:table-cell table:formula="oooc:=6.28*(([.H$3]-[.$B5])/[.$C$19]+1)*([.$B5]+([.H$3]-[.$B5])/2)/100" office:value-type="float" office:value="9.54784285714286">
            <text:p>10</text:p>
          </table:table-cell>
          <table:table-cell table:formula="oooc:=6.28*(([.I$3]-[.$B5])/[.$C$19]+1)*([.$B5]+([.I$3]-[.$B5])/2)/100" office:value-type="float" office:value="10.22384">
            <text:p>10</text:p>
          </table:table-cell>
          <table:table-cell table:formula="oooc:=6.28*(([.J$3]-[.$B5])/[.$C$19]+1)*([.$B5]+([.J$3]-[.$B5])/2)/100" office:value-type="float" office:value="10.91778">
            <text:p>11</text:p>
          </table:table-cell>
          <table:table-cell table:formula="oooc:=6.28*(([.K$3]-[.$B5])/[.$C$19]+1)*([.$B5]+([.K$3]-[.$B5])/2)/100" office:value-type="float" office:value="11.6296628571429">
            <text:p>12</text:p>
          </table:table-cell>
          <table:table-cell table:formula="oooc:=6.28*(([.L$3]-[.$B5])/[.$C$19]+1)*([.$B5]+([.L$3]-[.$B5])/2)/100" office:value-type="float" office:value="12.3594885714286">
            <text:p>12</text:p>
          </table:table-cell>
          <table:table-cell table:formula="oooc:=6.28*(([.M$3]-[.$B5])/[.$C$19]+1)*([.$B5]+([.M$3]-[.$B5])/2)/100" office:value-type="float" office:value="13.1072571428571">
            <text:p>13</text:p>
          </table:table-cell>
          <table:table-cell table:formula="oooc:=6.28*(([.N$3]-[.$B5])/[.$C$19]+1)*([.$B5]+([.N$3]-[.$B5])/2)/100" office:value-type="float" office:value="13.8729685714286">
            <text:p>14</text:p>
          </table:table-cell>
          <table:table-cell table:formula="oooc:=6.28*(([.O$3]-[.$B5])/[.$C$19]+1)*([.$B5]+([.O$3]-[.$B5])/2)/100" office:value-type="float" office:value="14.6566228571429">
            <text:p>15</text:p>
          </table:table-cell>
          <table:table-cell table:formula="oooc:=6.28*(([.P$3]-[.$B5])/[.$C$19]+1)*([.$B5]+([.P$3]-[.$B5])/2)/100" office:value-type="float" office:value="15.45822">
            <text:p>15</text:p>
          </table:table-cell>
          <table:table-cell table:formula="oooc:=6.28*(([.Q$3]-[.$B5])/[.$C$19]+1)*([.$B5]+([.Q$3]-[.$B5])/2)/100" office:value-type="float" office:value="16.27776">
            <text:p>16</text:p>
          </table:table-cell>
          <table:table-cell table:formula="oooc:=6.28*(([.R$3]-[.$B5])/[.$C$19]+1)*([.$B5]+([.R$3]-[.$B5])/2)/100" office:value-type="float" office:value="17.1152428571429">
            <text:p>17</text:p>
          </table:table-cell>
          <table:table-cell table:formula="oooc:=6.28*(([.S$3]-[.$B5])/[.$C$19]+1)*([.$B5]+([.S$3]-[.$B5])/2)/100" office:value-type="float" office:value="17.9706685714285">
            <text:p>18</text:p>
          </table:table-cell>
          <table:table-cell table:formula="oooc:=6.28*(([.T$3]-[.$B5])/[.$C$19]+1)*([.$B5]+([.T$3]-[.$B5])/2)/100" office:value-type="float" office:value="18.8440371428571">
            <text:p>19</text:p>
          </table:table-cell>
          <table:table-cell table:formula="oooc:=6.28*(([.U$3]-[.$B5])/[.$C$19]+1)*([.$B5]+([.U$3]-[.$B5])/2)/100" office:value-type="float" office:value="19.7353485714286">
            <text:p>20</text:p>
          </table:table-cell>
          <table:table-cell table:formula="oooc:=6.28*(([.V$3]-[.$B5])/[.$C$19]+1)*([.$B5]+([.V$3]-[.$B5])/2)/100" office:value-type="float" office:value="20.6446028571428">
            <text:p>21</text:p>
          </table:table-cell>
          <table:table-cell table:formula="oooc:=6.28*(([.W$3]-[.$B5])/[.$C$19]+1)*([.$B5]+([.W$3]-[.$B5])/2)/100" office:value-type="float" office:value="21.5717999999999">
            <text:p>22</text:p>
          </table:table-cell>
          <table:table-cell table:formula="oooc:=6.28*(([.X$3]-[.$B5])/[.$C$19]+1)*([.$B5]+([.X$3]-[.$B5])/2)/100" office:value-type="float" office:value="22.5169399999999">
            <text:p>23</text:p>
          </table:table-cell>
          <table:table-cell table:formula="oooc:=6.28*(([.Y$3]-[.$B5])/[.$C$19]+1)*([.$B5]+([.Y$3]-[.$B5])/2)/100" office:value-type="float" office:value="23.4800228571428">
            <text:p>23</text:p>
          </table:table-cell>
          <table:table-cell table:formula="oooc:=6.28*(([.Z$3]-[.$B5])/[.$C$19]+1)*([.$B5]+([.Z$3]-[.$B5])/2)/100" office:value-type="float" office:value="24.4610485714285">
            <text:p>24</text:p>
          </table:table-cell>
          <table:table-cell table:formula="oooc:=6.28*(([.AA$3]-[.$B5])/[.$C$19]+1)*([.$B5]+([.AA$3]-[.$B5])/2)/100" office:value-type="float" office:value="25.460017142857">
            <text:p>25</text:p>
          </table:table-cell>
          <table:table-cell table:formula="oooc:=6.28*(([.AB$3]-[.$B5])/[.$C$19]+1)*([.$B5]+([.AB$3]-[.$B5])/2)/100" office:value-type="float" office:value="26.4769285714285">
            <text:p>26</text:p>
          </table:table-cell>
          <table:table-cell table:formula="oooc:=6.28*(([.AC$3]-[.$B5])/[.$C$19]+1)*([.$B5]+([.AC$3]-[.$B5])/2)/100" office:value-type="float" office:value="27.5117828571428">
            <text:p>28</text:p>
          </table:table-cell>
          <table:table-cell table:formula="oooc:=6.28*(([.AD$3]-[.$B5])/[.$C$19]+1)*([.$B5]+([.AD$3]-[.$B5])/2)/100" office:value-type="float" office:value="28.5645799999999">
            <text:p>29</text:p>
          </table:table-cell>
          <table:table-cell table:formula="oooc:=6.28*(([.AE$3]-[.$B5])/[.$C$19]+1)*([.$B5]+([.AE$3]-[.$B5])/2)/100" office:value-type="float" office:value="29.6353199999999">
            <text:p>30</text:p>
          </table:table-cell>
          <table:table-cell table:formula="oooc:=6.28*(([.AF$3]-[.$B5])/[.$C$19]+1)*([.$B5]+([.AF$3]-[.$B5])/2)/100" office:value-type="float" office:value="30.7240028571427">
            <text:p>31</text:p>
          </table:table-cell>
          <table:table-cell table:formula="oooc:=6.28*(([.AG$3]-[.$B5])/[.$C$19]+1)*([.$B5]+([.AG$3]-[.$B5])/2)/100" office:value-type="float" office:value="31.8306285714285">
            <text:p>32</text:p>
          </table:table-cell>
          <table:table-cell table:formula="oooc:=6.28*(([.AH$3]-[.$B5])/[.$C$19]+1)*([.$B5]+([.AH$3]-[.$B5])/2)/100" office:value-type="float" office:value="32.955197142857">
            <text:p>33</text:p>
          </table:table-cell>
          <table:table-cell table:formula="oooc:=6.28*(([.AI$3]-[.$B5])/[.$C$19]+1)*([.$B5]+([.AI$3]-[.$B5])/2)/100" office:value-type="float" office:value="34.0977085714285">
            <text:p>34</text:p>
          </table:table-cell>
          <table:table-cell table:formula="oooc:=6.28*(([.AJ$3]-[.$B5])/[.$C$19]+1)*([.$B5]+([.AJ$3]-[.$B5])/2)/100" office:value-type="float" office:value="35.2581628571427">
            <text:p>35</text:p>
          </table:table-cell>
          <table:table-cell table:formula="oooc:=6.28*(([.AK$3]-[.$B5])/[.$C$19]+1)*([.$B5]+([.AK$3]-[.$B5])/2)/100" office:value-type="float" office:value="36.4365599999999">
            <text:p>36</text:p>
          </table:table-cell>
          <table:table-cell table:formula="oooc:=6.28*(([.AL$3]-[.$B5])/[.$C$19]+1)*([.$B5]+([.AL$3]-[.$B5])/2)/100" office:value-type="float" office:value="37.6328999999999">
            <text:p>38</text:p>
          </table:table-cell>
          <table:table-cell table:formula="oooc:=6.28*(([.AM$3]-[.$B5])/[.$C$19]+1)*([.$B5]+([.AM$3]-[.$B5])/2)/100" office:value-type="float" office:value="38.8471828571427">
            <text:p>39</text:p>
          </table:table-cell>
          <table:table-cell table:formula="oooc:=6.28*(([.AN$3]-[.$B5])/[.$C$19]+1)*([.$B5]+([.AN$3]-[.$B5])/2)/100" office:value-type="float" office:value="40.0794085714284">
            <text:p>40</text:p>
          </table:table-cell>
          <table:table-cell table:formula="oooc:=6.28*(([.AO$3]-[.$B5])/[.$C$19]+1)*([.$B5]+([.AO$3]-[.$B5])/2)/100" office:value-type="float" office:value="41.329577142857">
            <text:p>41</text:p>
          </table:table-cell>
          <table:table-cell table:formula="oooc:=6.28*(([.AP$3]-[.$B5])/[.$C$19]+1)*([.$B5]+([.AP$3]-[.$B5])/2)/100" office:value-type="float" office:value="42.5976885714284">
            <text:p>43</text:p>
          </table:table-cell>
          <table:table-cell table:formula="oooc:=6.28*(([.AQ$3]-[.$B5])/[.$C$19]+1)*([.$B5]+([.AQ$3]-[.$B5])/2)/100" office:value-type="float" office:value="43.8837428571427">
            <text:p>44</text:p>
          </table:table-cell>
          <table:table-cell table:formula="oooc:=6.28*(([.AR$3]-[.$B5])/[.$C$19]+1)*([.$B5]+([.AR$3]-[.$B5])/2)/100" office:value-type="float" office:value="45.1877399999999">
            <text:p>45</text:p>
          </table:table-cell>
          <table:table-cell table:formula="oooc:=6.28*(([.AS$3]-[.$B5])/[.$C$19]+1)*([.$B5]+([.AS$3]-[.$B5])/2)/100" office:value-type="float" office:value="46.5096799999999">
            <text:p>47</text:p>
          </table:table-cell>
          <table:table-cell table:formula="oooc:=6.28*(([.AT$3]-[.$B5])/[.$C$19]+1)*([.$B5]+([.AT$3]-[.$B5])/2)/100" office:value-type="float" office:value="47.8495628571427">
            <text:p>48</text:p>
          </table:table-cell>
        </table:table-row>
        <table:table-row table:style-name="ro1">
          <table:covered-table-cell/>
          <table:table-cell office:value-type="float" office:value="1.9">
            <text:p>1.9</text:p>
          </table:table-cell>
          <table:table-cell table:formula="oooc:=6.28*(([.C$3]-[.$B6])/[.$C$19]+1)*([.$B6]+([.C$3]-[.$B6])/2)/100" office:value-type="float" office:value="6.10819714285714">
            <text:p>6</text:p>
          </table:table-cell>
          <table:table-cell table:formula="oooc:=6.28*(([.D$3]-[.$B6])/[.$C$19]+1)*([.$B6]+([.D$3]-[.$B6])/2)/100" office:value-type="float" office:value="6.69448">
            <text:p>7</text:p>
          </table:table-cell>
          <table:table-cell table:formula="oooc:=6.28*(([.E$3]-[.$B6])/[.$C$19]+1)*([.$B6]+([.E$3]-[.$B6])/2)/100" office:value-type="float" office:value="7.29870571428571">
            <text:p>7</text:p>
          </table:table-cell>
          <table:table-cell table:formula="oooc:=6.28*(([.F$3]-[.$B6])/[.$C$19]+1)*([.$B6]+([.F$3]-[.$B6])/2)/100" office:value-type="float" office:value="7.92087428571429">
            <text:p>8</text:p>
          </table:table-cell>
          <table:table-cell table:formula="oooc:=6.28*(([.G$3]-[.$B6])/[.$C$19]+1)*([.$B6]+([.G$3]-[.$B6])/2)/100" office:value-type="float" office:value="8.56098571428571">
            <text:p>9</text:p>
          </table:table-cell>
          <table:table-cell table:formula="oooc:=6.28*(([.H$3]-[.$B6])/[.$C$19]+1)*([.$B6]+([.H$3]-[.$B6])/2)/100" office:value-type="float" office:value="9.21904">
            <text:p>9</text:p>
          </table:table-cell>
          <table:table-cell table:formula="oooc:=6.28*(([.I$3]-[.$B6])/[.$C$19]+1)*([.$B6]+([.I$3]-[.$B6])/2)/100" office:value-type="float" office:value="9.89503714285714">
            <text:p>10</text:p>
          </table:table-cell>
          <table:table-cell table:formula="oooc:=6.28*(([.J$3]-[.$B6])/[.$C$19]+1)*([.$B6]+([.J$3]-[.$B6])/2)/100" office:value-type="float" office:value="10.5889771428571">
            <text:p>11</text:p>
          </table:table-cell>
          <table:table-cell table:formula="oooc:=6.28*(([.K$3]-[.$B6])/[.$C$19]+1)*([.$B6]+([.K$3]-[.$B6])/2)/100" office:value-type="float" office:value="11.30086">
            <text:p>11</text:p>
          </table:table-cell>
          <table:table-cell table:formula="oooc:=6.28*(([.L$3]-[.$B6])/[.$C$19]+1)*([.$B6]+([.L$3]-[.$B6])/2)/100" office:value-type="float" office:value="12.0306857142857">
            <text:p>12</text:p>
          </table:table-cell>
          <table:table-cell table:formula="oooc:=6.28*(([.M$3]-[.$B6])/[.$C$19]+1)*([.$B6]+([.M$3]-[.$B6])/2)/100" office:value-type="float" office:value="12.7784542857143">
            <text:p>13</text:p>
          </table:table-cell>
          <table:table-cell table:formula="oooc:=6.28*(([.N$3]-[.$B6])/[.$C$19]+1)*([.$B6]+([.N$3]-[.$B6])/2)/100" office:value-type="float" office:value="13.5441657142857">
            <text:p>14</text:p>
          </table:table-cell>
          <table:table-cell table:formula="oooc:=6.28*(([.O$3]-[.$B6])/[.$C$19]+1)*([.$B6]+([.O$3]-[.$B6])/2)/100" office:value-type="float" office:value="14.32782">
            <text:p>14</text:p>
          </table:table-cell>
          <table:table-cell table:formula="oooc:=6.28*(([.P$3]-[.$B6])/[.$C$19]+1)*([.$B6]+([.P$3]-[.$B6])/2)/100" office:value-type="float" office:value="15.1294171428571">
            <text:p>15</text:p>
          </table:table-cell>
          <table:table-cell table:formula="oooc:=6.28*(([.Q$3]-[.$B6])/[.$C$19]+1)*([.$B6]+([.Q$3]-[.$B6])/2)/100" office:value-type="float" office:value="15.9489571428571">
            <text:p>16</text:p>
          </table:table-cell>
          <table:table-cell table:formula="oooc:=6.28*(([.R$3]-[.$B6])/[.$C$19]+1)*([.$B6]+([.R$3]-[.$B6])/2)/100" office:value-type="float" office:value="16.78644">
            <text:p>17</text:p>
          </table:table-cell>
          <table:table-cell table:formula="oooc:=6.28*(([.S$3]-[.$B6])/[.$C$19]+1)*([.$B6]+([.S$3]-[.$B6])/2)/100" office:value-type="float" office:value="17.6418657142856">
            <text:p>18</text:p>
          </table:table-cell>
          <table:table-cell table:formula="oooc:=6.28*(([.T$3]-[.$B6])/[.$C$19]+1)*([.$B6]+([.T$3]-[.$B6])/2)/100" office:value-type="float" office:value="18.5152342857142">
            <text:p>19</text:p>
          </table:table-cell>
          <table:table-cell table:formula="oooc:=6.28*(([.U$3]-[.$B6])/[.$C$19]+1)*([.$B6]+([.U$3]-[.$B6])/2)/100" office:value-type="float" office:value="19.4065457142857">
            <text:p>19</text:p>
          </table:table-cell>
          <table:table-cell table:formula="oooc:=6.28*(([.V$3]-[.$B6])/[.$C$19]+1)*([.$B6]+([.V$3]-[.$B6])/2)/100" office:value-type="float" office:value="20.3157999999999">
            <text:p>20</text:p>
          </table:table-cell>
          <table:table-cell table:formula="oooc:=6.28*(([.W$3]-[.$B6])/[.$C$19]+1)*([.$B6]+([.W$3]-[.$B6])/2)/100" office:value-type="float" office:value="21.2429971428571">
            <text:p>21</text:p>
          </table:table-cell>
          <table:table-cell table:formula="oooc:=6.28*(([.X$3]-[.$B6])/[.$C$19]+1)*([.$B6]+([.X$3]-[.$B6])/2)/100" office:value-type="float" office:value="22.188137142857">
            <text:p>22</text:p>
          </table:table-cell>
          <table:table-cell table:formula="oooc:=6.28*(([.Y$3]-[.$B6])/[.$C$19]+1)*([.$B6]+([.Y$3]-[.$B6])/2)/100" office:value-type="float" office:value="23.1512199999999">
            <text:p>23</text:p>
          </table:table-cell>
          <table:table-cell table:formula="oooc:=6.28*(([.Z$3]-[.$B6])/[.$C$19]+1)*([.$B6]+([.Z$3]-[.$B6])/2)/100" office:value-type="float" office:value="24.1322457142856">
            <text:p>24</text:p>
          </table:table-cell>
          <table:table-cell table:formula="oooc:=6.28*(([.AA$3]-[.$B6])/[.$C$19]+1)*([.$B6]+([.AA$3]-[.$B6])/2)/100" office:value-type="float" office:value="25.1312142857142">
            <text:p>25</text:p>
          </table:table-cell>
          <table:table-cell table:formula="oooc:=6.28*(([.AB$3]-[.$B6])/[.$C$19]+1)*([.$B6]+([.AB$3]-[.$B6])/2)/100" office:value-type="float" office:value="26.1481257142856">
            <text:p>26</text:p>
          </table:table-cell>
          <table:table-cell table:formula="oooc:=6.28*(([.AC$3]-[.$B6])/[.$C$19]+1)*([.$B6]+([.AC$3]-[.$B6])/2)/100" office:value-type="float" office:value="27.1829799999999">
            <text:p>27</text:p>
          </table:table-cell>
          <table:table-cell table:formula="oooc:=6.28*(([.AD$3]-[.$B6])/[.$C$19]+1)*([.$B6]+([.AD$3]-[.$B6])/2)/100" office:value-type="float" office:value="28.235777142857">
            <text:p>28</text:p>
          </table:table-cell>
          <table:table-cell table:formula="oooc:=6.28*(([.AE$3]-[.$B6])/[.$C$19]+1)*([.$B6]+([.AE$3]-[.$B6])/2)/100" office:value-type="float" office:value="29.306517142857">
            <text:p>29</text:p>
          </table:table-cell>
          <table:table-cell table:formula="oooc:=6.28*(([.AF$3]-[.$B6])/[.$C$19]+1)*([.$B6]+([.AF$3]-[.$B6])/2)/100" office:value-type="float" office:value="30.3951999999999">
            <text:p>30</text:p>
          </table:table-cell>
          <table:table-cell table:formula="oooc:=6.28*(([.AG$3]-[.$B6])/[.$C$19]+1)*([.$B6]+([.AG$3]-[.$B6])/2)/100" office:value-type="float" office:value="31.5018257142856">
            <text:p>32</text:p>
          </table:table-cell>
          <table:table-cell table:formula="oooc:=6.28*(([.AH$3]-[.$B6])/[.$C$19]+1)*([.$B6]+([.AH$3]-[.$B6])/2)/100" office:value-type="float" office:value="32.6263942857142">
            <text:p>33</text:p>
          </table:table-cell>
          <table:table-cell table:formula="oooc:=6.28*(([.AI$3]-[.$B6])/[.$C$19]+1)*([.$B6]+([.AI$3]-[.$B6])/2)/100" office:value-type="float" office:value="33.7689057142856">
            <text:p>34</text:p>
          </table:table-cell>
          <table:table-cell table:formula="oooc:=6.28*(([.AJ$3]-[.$B6])/[.$C$19]+1)*([.$B6]+([.AJ$3]-[.$B6])/2)/100" office:value-type="float" office:value="34.9293599999999">
            <text:p>35</text:p>
          </table:table-cell>
          <table:table-cell table:formula="oooc:=6.28*(([.AK$3]-[.$B6])/[.$C$19]+1)*([.$B6]+([.AK$3]-[.$B6])/2)/100" office:value-type="float" office:value="36.107757142857">
            <text:p>36</text:p>
          </table:table-cell>
          <table:table-cell table:formula="oooc:=6.28*(([.AL$3]-[.$B6])/[.$C$19]+1)*([.$B6]+([.AL$3]-[.$B6])/2)/100" office:value-type="float" office:value="37.304097142857">
            <text:p>37</text:p>
          </table:table-cell>
          <table:table-cell table:formula="oooc:=6.28*(([.AM$3]-[.$B6])/[.$C$19]+1)*([.$B6]+([.AM$3]-[.$B6])/2)/100" office:value-type="float" office:value="38.5183799999999">
            <text:p>39</text:p>
          </table:table-cell>
          <table:table-cell table:formula="oooc:=6.28*(([.AN$3]-[.$B6])/[.$C$19]+1)*([.$B6]+([.AN$3]-[.$B6])/2)/100" office:value-type="float" office:value="39.7506057142856">
            <text:p>40</text:p>
          </table:table-cell>
          <table:table-cell table:formula="oooc:=6.28*(([.AO$3]-[.$B6])/[.$C$19]+1)*([.$B6]+([.AO$3]-[.$B6])/2)/100" office:value-type="float" office:value="41.0007742857142">
            <text:p>41</text:p>
          </table:table-cell>
          <table:table-cell table:formula="oooc:=6.28*(([.AP$3]-[.$B6])/[.$C$19]+1)*([.$B6]+([.AP$3]-[.$B6])/2)/100" office:value-type="float" office:value="42.2688857142856">
            <text:p>42</text:p>
          </table:table-cell>
          <table:table-cell table:formula="oooc:=6.28*(([.AQ$3]-[.$B6])/[.$C$19]+1)*([.$B6]+([.AQ$3]-[.$B6])/2)/100" office:value-type="float" office:value="43.5549399999999">
            <text:p>44</text:p>
          </table:table-cell>
          <table:table-cell table:formula="oooc:=6.28*(([.AR$3]-[.$B6])/[.$C$19]+1)*([.$B6]+([.AR$3]-[.$B6])/2)/100" office:value-type="float" office:value="44.858937142857">
            <text:p>45</text:p>
          </table:table-cell>
          <table:table-cell table:formula="oooc:=6.28*(([.AS$3]-[.$B6])/[.$C$19]+1)*([.$B6]+([.AS$3]-[.$B6])/2)/100" office:value-type="float" office:value="46.180877142857">
            <text:p>46</text:p>
          </table:table-cell>
          <table:table-cell table:formula="oooc:=6.28*(([.AT$3]-[.$B6])/[.$C$19]+1)*([.$B6]+([.AT$3]-[.$B6])/2)/100" office:value-type="float" office:value="47.5207599999999">
            <text:p>4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table:formula="oooc:=6.28*(([.C$3]-[.$B7])/[.$C$19]+1)*([.$B7]+([.C$3]-[.$B7])/2)/100" office:value-type="float" office:value="5.76145142857143">
            <text:p>6</text:p>
          </table:table-cell>
          <table:table-cell table:formula="oooc:=6.28*(([.D$3]-[.$B7])/[.$C$19]+1)*([.$B7]+([.D$3]-[.$B7])/2)/100" office:value-type="float" office:value="6.34773428571428">
            <text:p>6</text:p>
          </table:table-cell>
          <table:table-cell table:formula="oooc:=6.28*(([.E$3]-[.$B7])/[.$C$19]+1)*([.$B7]+([.E$3]-[.$B7])/2)/100" office:value-type="float" office:value="6.95196">
            <text:p>7</text:p>
          </table:table-cell>
          <table:table-cell table:formula="oooc:=6.28*(([.F$3]-[.$B7])/[.$C$19]+1)*([.$B7]+([.F$3]-[.$B7])/2)/100" office:value-type="float" office:value="7.57412857142857">
            <text:p>8</text:p>
          </table:table-cell>
          <table:table-cell table:formula="oooc:=6.28*(([.G$3]-[.$B7])/[.$C$19]+1)*([.$B7]+([.G$3]-[.$B7])/2)/100" office:value-type="float" office:value="8.21424">
            <text:p>8</text:p>
          </table:table-cell>
          <table:table-cell table:formula="oooc:=6.28*(([.H$3]-[.$B7])/[.$C$19]+1)*([.$B7]+([.H$3]-[.$B7])/2)/100" office:value-type="float" office:value="8.87229428571429">
            <text:p>9</text:p>
          </table:table-cell>
          <table:table-cell table:formula="oooc:=6.28*(([.I$3]-[.$B7])/[.$C$19]+1)*([.$B7]+([.I$3]-[.$B7])/2)/100" office:value-type="float" office:value="9.54829142857143">
            <text:p>10</text:p>
          </table:table-cell>
          <table:table-cell table:formula="oooc:=6.28*(([.J$3]-[.$B7])/[.$C$19]+1)*([.$B7]+([.J$3]-[.$B7])/2)/100" office:value-type="float" office:value="10.2422314285714">
            <text:p>10</text:p>
          </table:table-cell>
          <table:table-cell table:formula="oooc:=6.28*(([.K$3]-[.$B7])/[.$C$19]+1)*([.$B7]+([.K$3]-[.$B7])/2)/100" office:value-type="float" office:value="10.9541142857143">
            <text:p>11</text:p>
          </table:table-cell>
          <table:table-cell table:formula="oooc:=6.28*(([.L$3]-[.$B7])/[.$C$19]+1)*([.$B7]+([.L$3]-[.$B7])/2)/100" office:value-type="float" office:value="11.68394">
            <text:p>12</text:p>
          </table:table-cell>
          <table:table-cell table:formula="oooc:=6.28*(([.M$3]-[.$B7])/[.$C$19]+1)*([.$B7]+([.M$3]-[.$B7])/2)/100" office:value-type="float" office:value="12.4317085714286">
            <text:p>12</text:p>
          </table:table-cell>
          <table:table-cell table:formula="oooc:=6.28*(([.N$3]-[.$B7])/[.$C$19]+1)*([.$B7]+([.N$3]-[.$B7])/2)/100" office:value-type="float" office:value="13.19742">
            <text:p>13</text:p>
          </table:table-cell>
          <table:table-cell table:formula="oooc:=6.28*(([.O$3]-[.$B7])/[.$C$19]+1)*([.$B7]+([.O$3]-[.$B7])/2)/100" office:value-type="float" office:value="13.9810742857143">
            <text:p>14</text:p>
          </table:table-cell>
          <table:table-cell table:formula="oooc:=6.28*(([.P$3]-[.$B7])/[.$C$19]+1)*([.$B7]+([.P$3]-[.$B7])/2)/100" office:value-type="float" office:value="14.7826714285714">
            <text:p>15</text:p>
          </table:table-cell>
          <table:table-cell table:formula="oooc:=6.28*(([.Q$3]-[.$B7])/[.$C$19]+1)*([.$B7]+([.Q$3]-[.$B7])/2)/100" office:value-type="float" office:value="15.6022114285714">
            <text:p>16</text:p>
          </table:table-cell>
          <table:table-cell table:formula="oooc:=6.28*(([.R$3]-[.$B7])/[.$C$19]+1)*([.$B7]+([.R$3]-[.$B7])/2)/100" office:value-type="float" office:value="16.4396942857143">
            <text:p>16</text:p>
          </table:table-cell>
          <table:table-cell table:formula="oooc:=6.28*(([.S$3]-[.$B7])/[.$C$19]+1)*([.$B7]+([.S$3]-[.$B7])/2)/100" office:value-type="float" office:value="17.2951199999999">
            <text:p>17</text:p>
          </table:table-cell>
          <table:table-cell table:formula="oooc:=6.28*(([.T$3]-[.$B7])/[.$C$19]+1)*([.$B7]+([.T$3]-[.$B7])/2)/100" office:value-type="float" office:value="18.1684885714285">
            <text:p>18</text:p>
          </table:table-cell>
          <table:table-cell table:formula="oooc:=6.28*(([.U$3]-[.$B7])/[.$C$19]+1)*([.$B7]+([.U$3]-[.$B7])/2)/100" office:value-type="float" office:value="19.0598">
            <text:p>19</text:p>
          </table:table-cell>
          <table:table-cell table:formula="oooc:=6.28*(([.V$3]-[.$B7])/[.$C$19]+1)*([.$B7]+([.V$3]-[.$B7])/2)/100" office:value-type="float" office:value="19.9690542857142">
            <text:p>20</text:p>
          </table:table-cell>
          <table:table-cell table:formula="oooc:=6.28*(([.W$3]-[.$B7])/[.$C$19]+1)*([.$B7]+([.W$3]-[.$B7])/2)/100" office:value-type="float" office:value="20.8962514285713">
            <text:p>21</text:p>
          </table:table-cell>
          <table:table-cell table:formula="oooc:=6.28*(([.X$3]-[.$B7])/[.$C$19]+1)*([.$B7]+([.X$3]-[.$B7])/2)/100" office:value-type="float" office:value="21.8413914285713">
            <text:p>22</text:p>
          </table:table-cell>
          <table:table-cell table:formula="oooc:=6.28*(([.Y$3]-[.$B7])/[.$C$19]+1)*([.$B7]+([.Y$3]-[.$B7])/2)/100" office:value-type="float" office:value="22.8044742857142">
            <text:p>23</text:p>
          </table:table-cell>
          <table:table-cell table:formula="oooc:=6.28*(([.Z$3]-[.$B7])/[.$C$19]+1)*([.$B7]+([.Z$3]-[.$B7])/2)/100" office:value-type="float" office:value="23.7854999999999">
            <text:p>24</text:p>
          </table:table-cell>
          <table:table-cell table:formula="oooc:=6.28*(([.AA$3]-[.$B7])/[.$C$19]+1)*([.$B7]+([.AA$3]-[.$B7])/2)/100" office:value-type="float" office:value="24.7844685714285">
            <text:p>25</text:p>
          </table:table-cell>
          <table:table-cell table:formula="oooc:=6.28*(([.AB$3]-[.$B7])/[.$C$19]+1)*([.$B7]+([.AB$3]-[.$B7])/2)/100" office:value-type="float" office:value="25.8013799999999">
            <text:p>26</text:p>
          </table:table-cell>
          <table:table-cell table:formula="oooc:=6.28*(([.AC$3]-[.$B7])/[.$C$19]+1)*([.$B7]+([.AC$3]-[.$B7])/2)/100" office:value-type="float" office:value="26.8362342857142">
            <text:p>27</text:p>
          </table:table-cell>
          <table:table-cell table:formula="oooc:=6.28*(([.AD$3]-[.$B7])/[.$C$19]+1)*([.$B7]+([.AD$3]-[.$B7])/2)/100" office:value-type="float" office:value="27.8890314285713">
            <text:p>28</text:p>
          </table:table-cell>
          <table:table-cell table:formula="oooc:=6.28*(([.AE$3]-[.$B7])/[.$C$19]+1)*([.$B7]+([.AE$3]-[.$B7])/2)/100" office:value-type="float" office:value="28.9597714285713">
            <text:p>29</text:p>
          </table:table-cell>
          <table:table-cell table:formula="oooc:=6.28*(([.AF$3]-[.$B7])/[.$C$19]+1)*([.$B7]+([.AF$3]-[.$B7])/2)/100" office:value-type="float" office:value="30.0484542857142">
            <text:p>30</text:p>
          </table:table-cell>
          <table:table-cell table:formula="oooc:=6.28*(([.AG$3]-[.$B7])/[.$C$19]+1)*([.$B7]+([.AG$3]-[.$B7])/2)/100" office:value-type="float" office:value="31.1550799999999">
            <text:p>31</text:p>
          </table:table-cell>
          <table:table-cell table:formula="oooc:=6.28*(([.AH$3]-[.$B7])/[.$C$19]+1)*([.$B7]+([.AH$3]-[.$B7])/2)/100" office:value-type="float" office:value="32.2796485714285">
            <text:p>32</text:p>
          </table:table-cell>
          <table:table-cell table:formula="oooc:=6.28*(([.AI$3]-[.$B7])/[.$C$19]+1)*([.$B7]+([.AI$3]-[.$B7])/2)/100" office:value-type="float" office:value="33.4221599999999">
            <text:p>33</text:p>
          </table:table-cell>
          <table:table-cell table:formula="oooc:=6.28*(([.AJ$3]-[.$B7])/[.$C$19]+1)*([.$B7]+([.AJ$3]-[.$B7])/2)/100" office:value-type="float" office:value="34.5826142857142">
            <text:p>35</text:p>
          </table:table-cell>
          <table:table-cell table:formula="oooc:=6.28*(([.AK$3]-[.$B7])/[.$C$19]+1)*([.$B7]+([.AK$3]-[.$B7])/2)/100" office:value-type="float" office:value="35.7610114285713">
            <text:p>36</text:p>
          </table:table-cell>
          <table:table-cell table:formula="oooc:=6.28*(([.AL$3]-[.$B7])/[.$C$19]+1)*([.$B7]+([.AL$3]-[.$B7])/2)/100" office:value-type="float" office:value="36.9573514285713">
            <text:p>37</text:p>
          </table:table-cell>
          <table:table-cell table:formula="oooc:=6.28*(([.AM$3]-[.$B7])/[.$C$19]+1)*([.$B7]+([.AM$3]-[.$B7])/2)/100" office:value-type="float" office:value="38.1716342857142">
            <text:p>38</text:p>
          </table:table-cell>
          <table:table-cell table:formula="oooc:=6.28*(([.AN$3]-[.$B7])/[.$C$19]+1)*([.$B7]+([.AN$3]-[.$B7])/2)/100" office:value-type="float" office:value="39.4038599999999">
            <text:p>39</text:p>
          </table:table-cell>
          <table:table-cell table:formula="oooc:=6.28*(([.AO$3]-[.$B7])/[.$C$19]+1)*([.$B7]+([.AO$3]-[.$B7])/2)/100" office:value-type="float" office:value="40.6540285714284">
            <text:p>41</text:p>
          </table:table-cell>
          <table:table-cell table:formula="oooc:=6.28*(([.AP$3]-[.$B7])/[.$C$19]+1)*([.$B7]+([.AP$3]-[.$B7])/2)/100" office:value-type="float" office:value="41.9221399999999">
            <text:p>42</text:p>
          </table:table-cell>
          <table:table-cell table:formula="oooc:=6.28*(([.AQ$3]-[.$B7])/[.$C$19]+1)*([.$B7]+([.AQ$3]-[.$B7])/2)/100" office:value-type="float" office:value="43.2081942857142">
            <text:p>43</text:p>
          </table:table-cell>
          <table:table-cell table:formula="oooc:=6.28*(([.AR$3]-[.$B7])/[.$C$19]+1)*([.$B7]+([.AR$3]-[.$B7])/2)/100" office:value-type="float" office:value="44.5121914285713">
            <text:p>45</text:p>
          </table:table-cell>
          <table:table-cell table:formula="oooc:=6.28*(([.AS$3]-[.$B7])/[.$C$19]+1)*([.$B7]+([.AS$3]-[.$B7])/2)/100" office:value-type="float" office:value="45.8341314285713">
            <text:p>46</text:p>
          </table:table-cell>
          <table:table-cell table:formula="oooc:=6.28*(([.AT$3]-[.$B7])/[.$C$19]+1)*([.$B7]+([.AT$3]-[.$B7])/2)/100" office:value-type="float" office:value="47.1740142857142">
            <text:p>47</text:p>
          </table:table-cell>
        </table:table-row>
        <table:table-row table:style-name="ro1">
          <table:covered-table-cell/>
          <table:table-cell office:value-type="float" office:value="2.1">
            <text:p>2.1</text:p>
          </table:table-cell>
          <table:table-cell table:formula="oooc:=6.28*(([.C$3]-[.$B8])/[.$C$19]+1)*([.$B8]+([.C$3]-[.$B8])/2)/100" office:value-type="float" office:value="5.39676285714286">
            <text:p>5</text:p>
          </table:table-cell>
          <table:table-cell table:formula="oooc:=6.28*(([.D$3]-[.$B8])/[.$C$19]+1)*([.$B8]+([.D$3]-[.$B8])/2)/100" office:value-type="float" office:value="5.98304571428571">
            <text:p>6</text:p>
          </table:table-cell>
          <table:table-cell table:formula="oooc:=6.28*(([.E$3]-[.$B8])/[.$C$19]+1)*([.$B8]+([.E$3]-[.$B8])/2)/100" office:value-type="float" office:value="6.58727142857143">
            <text:p>7</text:p>
          </table:table-cell>
          <table:table-cell table:formula="oooc:=6.28*(([.F$3]-[.$B8])/[.$C$19]+1)*([.$B8]+([.F$3]-[.$B8])/2)/100" office:value-type="float" office:value="7.20944">
            <text:p>7</text:p>
          </table:table-cell>
          <table:table-cell table:formula="oooc:=6.28*(([.G$3]-[.$B8])/[.$C$19]+1)*([.$B8]+([.G$3]-[.$B8])/2)/100" office:value-type="float" office:value="7.84955142857143">
            <text:p>8</text:p>
          </table:table-cell>
          <table:table-cell table:formula="oooc:=6.28*(([.H$3]-[.$B8])/[.$C$19]+1)*([.$B8]+([.H$3]-[.$B8])/2)/100" office:value-type="float" office:value="8.50760571428572">
            <text:p>9</text:p>
          </table:table-cell>
          <table:table-cell table:formula="oooc:=6.28*(([.I$3]-[.$B8])/[.$C$19]+1)*([.$B8]+([.I$3]-[.$B8])/2)/100" office:value-type="float" office:value="9.18360285714286">
            <text:p>9</text:p>
          </table:table-cell>
          <table:table-cell table:formula="oooc:=6.28*(([.J$3]-[.$B8])/[.$C$19]+1)*([.$B8]+([.J$3]-[.$B8])/2)/100" office:value-type="float" office:value="9.87754285714285">
            <text:p>10</text:p>
          </table:table-cell>
          <table:table-cell table:formula="oooc:=6.28*(([.K$3]-[.$B8])/[.$C$19]+1)*([.$B8]+([.K$3]-[.$B8])/2)/100" office:value-type="float" office:value="10.5894257142857">
            <text:p>11</text:p>
          </table:table-cell>
          <table:table-cell table:formula="oooc:=6.28*(([.L$3]-[.$B8])/[.$C$19]+1)*([.$B8]+([.L$3]-[.$B8])/2)/100" office:value-type="float" office:value="11.3192514285714">
            <text:p>11</text:p>
          </table:table-cell>
          <table:table-cell table:formula="oooc:=6.28*(([.M$3]-[.$B8])/[.$C$19]+1)*([.$B8]+([.M$3]-[.$B8])/2)/100" office:value-type="float" office:value="12.06702">
            <text:p>12</text:p>
          </table:table-cell>
          <table:table-cell table:formula="oooc:=6.28*(([.N$3]-[.$B8])/[.$C$19]+1)*([.$B8]+([.N$3]-[.$B8])/2)/100" office:value-type="float" office:value="12.8327314285714">
            <text:p>13</text:p>
          </table:table-cell>
          <table:table-cell table:formula="oooc:=6.28*(([.O$3]-[.$B8])/[.$C$19]+1)*([.$B8]+([.O$3]-[.$B8])/2)/100" office:value-type="float" office:value="13.6163857142857">
            <text:p>14</text:p>
          </table:table-cell>
          <table:table-cell table:formula="oooc:=6.28*(([.P$3]-[.$B8])/[.$C$19]+1)*([.$B8]+([.P$3]-[.$B8])/2)/100" office:value-type="float" office:value="14.4179828571429">
            <text:p>14</text:p>
          </table:table-cell>
          <table:table-cell table:formula="oooc:=6.28*(([.Q$3]-[.$B8])/[.$C$19]+1)*([.$B8]+([.Q$3]-[.$B8])/2)/100" office:value-type="float" office:value="15.2375228571429">
            <text:p>15</text:p>
          </table:table-cell>
          <table:table-cell table:formula="oooc:=6.28*(([.R$3]-[.$B8])/[.$C$19]+1)*([.$B8]+([.R$3]-[.$B8])/2)/100" office:value-type="float" office:value="16.0750057142857">
            <text:p>16</text:p>
          </table:table-cell>
          <table:table-cell table:formula="oooc:=6.28*(([.S$3]-[.$B8])/[.$C$19]+1)*([.$B8]+([.S$3]-[.$B8])/2)/100" office:value-type="float" office:value="16.9304314285713">
            <text:p>17</text:p>
          </table:table-cell>
          <table:table-cell table:formula="oooc:=6.28*(([.T$3]-[.$B8])/[.$C$19]+1)*([.$B8]+([.T$3]-[.$B8])/2)/100" office:value-type="float" office:value="17.8037999999999">
            <text:p>18</text:p>
          </table:table-cell>
          <table:table-cell table:formula="oooc:=6.28*(([.U$3]-[.$B8])/[.$C$19]+1)*([.$B8]+([.U$3]-[.$B8])/2)/100" office:value-type="float" office:value="18.6951114285714">
            <text:p>19</text:p>
          </table:table-cell>
          <table:table-cell table:formula="oooc:=6.28*(([.V$3]-[.$B8])/[.$C$19]+1)*([.$B8]+([.V$3]-[.$B8])/2)/100" office:value-type="float" office:value="19.6043657142856">
            <text:p>20</text:p>
          </table:table-cell>
          <table:table-cell table:formula="oooc:=6.28*(([.W$3]-[.$B8])/[.$C$19]+1)*([.$B8]+([.W$3]-[.$B8])/2)/100" office:value-type="float" office:value="20.5315628571428">
            <text:p>21</text:p>
          </table:table-cell>
          <table:table-cell table:formula="oooc:=6.28*(([.X$3]-[.$B8])/[.$C$19]+1)*([.$B8]+([.X$3]-[.$B8])/2)/100" office:value-type="float" office:value="21.4767028571428">
            <text:p>21</text:p>
          </table:table-cell>
          <table:table-cell table:formula="oooc:=6.28*(([.Y$3]-[.$B8])/[.$C$19]+1)*([.$B8]+([.Y$3]-[.$B8])/2)/100" office:value-type="float" office:value="22.4397857142856">
            <text:p>22</text:p>
          </table:table-cell>
          <table:table-cell table:formula="oooc:=6.28*(([.Z$3]-[.$B8])/[.$C$19]+1)*([.$B8]+([.Z$3]-[.$B8])/2)/100" office:value-type="float" office:value="23.4208114285713">
            <text:p>23</text:p>
          </table:table-cell>
          <table:table-cell table:formula="oooc:=6.28*(([.AA$3]-[.$B8])/[.$C$19]+1)*([.$B8]+([.AA$3]-[.$B8])/2)/100" office:value-type="float" office:value="24.4197799999999">
            <text:p>24</text:p>
          </table:table-cell>
          <table:table-cell table:formula="oooc:=6.28*(([.AB$3]-[.$B8])/[.$C$19]+1)*([.$B8]+([.AB$3]-[.$B8])/2)/100" office:value-type="float" office:value="25.4366914285713">
            <text:p>25</text:p>
          </table:table-cell>
          <table:table-cell table:formula="oooc:=6.28*(([.AC$3]-[.$B8])/[.$C$19]+1)*([.$B8]+([.AC$3]-[.$B8])/2)/100" office:value-type="float" office:value="26.4715457142856">
            <text:p>26</text:p>
          </table:table-cell>
          <table:table-cell table:formula="oooc:=6.28*(([.AD$3]-[.$B8])/[.$C$19]+1)*([.$B8]+([.AD$3]-[.$B8])/2)/100" office:value-type="float" office:value="27.5243428571427">
            <text:p>28</text:p>
          </table:table-cell>
          <table:table-cell table:formula="oooc:=6.28*(([.AE$3]-[.$B8])/[.$C$19]+1)*([.$B8]+([.AE$3]-[.$B8])/2)/100" office:value-type="float" office:value="28.5950828571428">
            <text:p>29</text:p>
          </table:table-cell>
          <table:table-cell table:formula="oooc:=6.28*(([.AF$3]-[.$B8])/[.$C$19]+1)*([.$B8]+([.AF$3]-[.$B8])/2)/100" office:value-type="float" office:value="29.6837657142856">
            <text:p>30</text:p>
          </table:table-cell>
          <table:table-cell table:formula="oooc:=6.28*(([.AG$3]-[.$B8])/[.$C$19]+1)*([.$B8]+([.AG$3]-[.$B8])/2)/100" office:value-type="float" office:value="30.7903914285713">
            <text:p>31</text:p>
          </table:table-cell>
          <table:table-cell table:formula="oooc:=6.28*(([.AH$3]-[.$B8])/[.$C$19]+1)*([.$B8]+([.AH$3]-[.$B8])/2)/100" office:value-type="float" office:value="31.9149599999999">
            <text:p>32</text:p>
          </table:table-cell>
          <table:table-cell table:formula="oooc:=6.28*(([.AI$3]-[.$B8])/[.$C$19]+1)*([.$B8]+([.AI$3]-[.$B8])/2)/100" office:value-type="float" office:value="33.0574714285713">
            <text:p>33</text:p>
          </table:table-cell>
          <table:table-cell table:formula="oooc:=6.28*(([.AJ$3]-[.$B8])/[.$C$19]+1)*([.$B8]+([.AJ$3]-[.$B8])/2)/100" office:value-type="float" office:value="34.2179257142856">
            <text:p>34</text:p>
          </table:table-cell>
          <table:table-cell table:formula="oooc:=6.28*(([.AK$3]-[.$B8])/[.$C$19]+1)*([.$B8]+([.AK$3]-[.$B8])/2)/100" office:value-type="float" office:value="35.3963228571427">
            <text:p>35</text:p>
          </table:table-cell>
          <table:table-cell table:formula="oooc:=6.28*(([.AL$3]-[.$B8])/[.$C$19]+1)*([.$B8]+([.AL$3]-[.$B8])/2)/100" office:value-type="float" office:value="36.5926628571427">
            <text:p>37</text:p>
          </table:table-cell>
          <table:table-cell table:formula="oooc:=6.28*(([.AM$3]-[.$B8])/[.$C$19]+1)*([.$B8]+([.AM$3]-[.$B8])/2)/100" office:value-type="float" office:value="37.8069457142856">
            <text:p>38</text:p>
          </table:table-cell>
          <table:table-cell table:formula="oooc:=6.28*(([.AN$3]-[.$B8])/[.$C$19]+1)*([.$B8]+([.AN$3]-[.$B8])/2)/100" office:value-type="float" office:value="39.0391714285713">
            <text:p>39</text:p>
          </table:table-cell>
          <table:table-cell table:formula="oooc:=6.28*(([.AO$3]-[.$B8])/[.$C$19]+1)*([.$B8]+([.AO$3]-[.$B8])/2)/100" office:value-type="float" office:value="40.2893399999999">
            <text:p>40</text:p>
          </table:table-cell>
          <table:table-cell table:formula="oooc:=6.28*(([.AP$3]-[.$B8])/[.$C$19]+1)*([.$B8]+([.AP$3]-[.$B8])/2)/100" office:value-type="float" office:value="41.5574514285713">
            <text:p>42</text:p>
          </table:table-cell>
          <table:table-cell table:formula="oooc:=6.28*(([.AQ$3]-[.$B8])/[.$C$19]+1)*([.$B8]+([.AQ$3]-[.$B8])/2)/100" office:value-type="float" office:value="42.8435057142856">
            <text:p>43</text:p>
          </table:table-cell>
          <table:table-cell table:formula="oooc:=6.28*(([.AR$3]-[.$B8])/[.$C$19]+1)*([.$B8]+([.AR$3]-[.$B8])/2)/100" office:value-type="float" office:value="44.1475028571427">
            <text:p>44</text:p>
          </table:table-cell>
          <table:table-cell table:formula="oooc:=6.28*(([.AS$3]-[.$B8])/[.$C$19]+1)*([.$B8]+([.AS$3]-[.$B8])/2)/100" office:value-type="float" office:value="45.4694428571427">
            <text:p>45</text:p>
          </table:table-cell>
          <table:table-cell table:formula="oooc:=6.28*(([.AT$3]-[.$B8])/[.$C$19]+1)*([.$B8]+([.AT$3]-[.$B8])/2)/100" office:value-type="float" office:value="46.8093257142856">
            <text:p>47</text:p>
          </table:table-cell>
        </table:table-row>
        <table:table-row table:style-name="ro1">
          <table:covered-table-cell/>
          <table:table-cell office:value-type="float" office:value="2.2">
            <text:p>2.2</text:p>
          </table:table-cell>
          <table:table-cell table:formula="oooc:=6.28*(([.C$3]-[.$B9])/[.$C$19]+1)*([.$B9]+([.C$3]-[.$B9])/2)/100" office:value-type="float" office:value="5.01413142857143">
            <text:p>5</text:p>
          </table:table-cell>
          <table:table-cell table:formula="oooc:=6.28*(([.D$3]-[.$B9])/[.$C$19]+1)*([.$B9]+([.D$3]-[.$B9])/2)/100" office:value-type="float" office:value="5.60041428571428">
            <text:p>6</text:p>
          </table:table-cell>
          <table:table-cell table:formula="oooc:=6.28*(([.E$3]-[.$B9])/[.$C$19]+1)*([.$B9]+([.E$3]-[.$B9])/2)/100" office:value-type="float" office:value="6.20464">
            <text:p>6</text:p>
          </table:table-cell>
          <table:table-cell table:formula="oooc:=6.28*(([.F$3]-[.$B9])/[.$C$19]+1)*([.$B9]+([.F$3]-[.$B9])/2)/100" office:value-type="float" office:value="6.82680857142857">
            <text:p>7</text:p>
          </table:table-cell>
          <table:table-cell table:formula="oooc:=6.28*(([.G$3]-[.$B9])/[.$C$19]+1)*([.$B9]+([.G$3]-[.$B9])/2)/100" office:value-type="float" office:value="7.46692">
            <text:p>7</text:p>
          </table:table-cell>
          <table:table-cell table:formula="oooc:=6.28*(([.H$3]-[.$B9])/[.$C$19]+1)*([.$B9]+([.H$3]-[.$B9])/2)/100" office:value-type="float" office:value="8.12497428571429">
            <text:p>8</text:p>
          </table:table-cell>
          <table:table-cell table:formula="oooc:=6.28*(([.I$3]-[.$B9])/[.$C$19]+1)*([.$B9]+([.I$3]-[.$B9])/2)/100" office:value-type="float" office:value="8.80097142857143">
            <text:p>9</text:p>
          </table:table-cell>
          <table:table-cell table:formula="oooc:=6.28*(([.J$3]-[.$B9])/[.$C$19]+1)*([.$B9]+([.J$3]-[.$B9])/2)/100" office:value-type="float" office:value="9.49491142857143">
            <text:p>9</text:p>
          </table:table-cell>
          <table:table-cell table:formula="oooc:=6.28*(([.K$3]-[.$B9])/[.$C$19]+1)*([.$B9]+([.K$3]-[.$B9])/2)/100" office:value-type="float" office:value="10.2067942857143">
            <text:p>10</text:p>
          </table:table-cell>
          <table:table-cell table:formula="oooc:=6.28*(([.L$3]-[.$B9])/[.$C$19]+1)*([.$B9]+([.L$3]-[.$B9])/2)/100" office:value-type="float" office:value="10.93662">
            <text:p>11</text:p>
          </table:table-cell>
          <table:table-cell table:formula="oooc:=6.28*(([.M$3]-[.$B9])/[.$C$19]+1)*([.$B9]+([.M$3]-[.$B9])/2)/100" office:value-type="float" office:value="11.6843885714286">
            <text:p>12</text:p>
          </table:table-cell>
          <table:table-cell table:formula="oooc:=6.28*(([.N$3]-[.$B9])/[.$C$19]+1)*([.$B9]+([.N$3]-[.$B9])/2)/100" office:value-type="float" office:value="12.4501">
            <text:p>12</text:p>
          </table:table-cell>
          <table:table-cell table:formula="oooc:=6.28*(([.O$3]-[.$B9])/[.$C$19]+1)*([.$B9]+([.O$3]-[.$B9])/2)/100" office:value-type="float" office:value="13.2337542857143">
            <text:p>13</text:p>
          </table:table-cell>
          <table:table-cell table:formula="oooc:=6.28*(([.P$3]-[.$B9])/[.$C$19]+1)*([.$B9]+([.P$3]-[.$B9])/2)/100" office:value-type="float" office:value="14.0353514285714">
            <text:p>14</text:p>
          </table:table-cell>
          <table:table-cell table:formula="oooc:=6.28*(([.Q$3]-[.$B9])/[.$C$19]+1)*([.$B9]+([.Q$3]-[.$B9])/2)/100" office:value-type="float" office:value="14.8548914285714">
            <text:p>15</text:p>
          </table:table-cell>
          <table:table-cell table:formula="oooc:=6.28*(([.R$3]-[.$B9])/[.$C$19]+1)*([.$B9]+([.R$3]-[.$B9])/2)/100" office:value-type="float" office:value="15.6923742857143">
            <text:p>16</text:p>
          </table:table-cell>
          <table:table-cell table:formula="oooc:=6.28*(([.S$3]-[.$B9])/[.$C$19]+1)*([.$B9]+([.S$3]-[.$B9])/2)/100" office:value-type="float" office:value="16.5477999999999">
            <text:p>17</text:p>
          </table:table-cell>
          <table:table-cell table:formula="oooc:=6.28*(([.T$3]-[.$B9])/[.$C$19]+1)*([.$B9]+([.T$3]-[.$B9])/2)/100" office:value-type="float" office:value="17.4211685714285">
            <text:p>17</text:p>
          </table:table-cell>
          <table:table-cell table:formula="oooc:=6.28*(([.U$3]-[.$B9])/[.$C$19]+1)*([.$B9]+([.U$3]-[.$B9])/2)/100" office:value-type="float" office:value="18.31248">
            <text:p>18</text:p>
          </table:table-cell>
          <table:table-cell table:formula="oooc:=6.28*(([.V$3]-[.$B9])/[.$C$19]+1)*([.$B9]+([.V$3]-[.$B9])/2)/100" office:value-type="float" office:value="19.2217342857142">
            <text:p>19</text:p>
          </table:table-cell>
          <table:table-cell table:formula="oooc:=6.28*(([.W$3]-[.$B9])/[.$C$19]+1)*([.$B9]+([.W$3]-[.$B9])/2)/100" office:value-type="float" office:value="20.1489314285713">
            <text:p>20</text:p>
          </table:table-cell>
          <table:table-cell table:formula="oooc:=6.28*(([.X$3]-[.$B9])/[.$C$19]+1)*([.$B9]+([.X$3]-[.$B9])/2)/100" office:value-type="float" office:value="21.0940714285713">
            <text:p>21</text:p>
          </table:table-cell>
          <table:table-cell table:formula="oooc:=6.28*(([.Y$3]-[.$B9])/[.$C$19]+1)*([.$B9]+([.Y$3]-[.$B9])/2)/100" office:value-type="float" office:value="22.0571542857142">
            <text:p>22</text:p>
          </table:table-cell>
          <table:table-cell table:formula="oooc:=6.28*(([.Z$3]-[.$B9])/[.$C$19]+1)*([.$B9]+([.Z$3]-[.$B9])/2)/100" office:value-type="float" office:value="23.0381799999999">
            <text:p>23</text:p>
          </table:table-cell>
          <table:table-cell table:formula="oooc:=6.28*(([.AA$3]-[.$B9])/[.$C$19]+1)*([.$B9]+([.AA$3]-[.$B9])/2)/100" office:value-type="float" office:value="24.0371485714285">
            <text:p>24</text:p>
          </table:table-cell>
          <table:table-cell table:formula="oooc:=6.28*(([.AB$3]-[.$B9])/[.$C$19]+1)*([.$B9]+([.AB$3]-[.$B9])/2)/100" office:value-type="float" office:value="25.0540599999999">
            <text:p>25</text:p>
          </table:table-cell>
          <table:table-cell table:formula="oooc:=6.28*(([.AC$3]-[.$B9])/[.$C$19]+1)*([.$B9]+([.AC$3]-[.$B9])/2)/100" office:value-type="float" office:value="26.0889142857142">
            <text:p>26</text:p>
          </table:table-cell>
          <table:table-cell table:formula="oooc:=6.28*(([.AD$3]-[.$B9])/[.$C$19]+1)*([.$B9]+([.AD$3]-[.$B9])/2)/100" office:value-type="float" office:value="27.1417114285713">
            <text:p>27</text:p>
          </table:table-cell>
          <table:table-cell table:formula="oooc:=6.28*(([.AE$3]-[.$B9])/[.$C$19]+1)*([.$B9]+([.AE$3]-[.$B9])/2)/100" office:value-type="float" office:value="28.2124514285713">
            <text:p>28</text:p>
          </table:table-cell>
          <table:table-cell table:formula="oooc:=6.28*(([.AF$3]-[.$B9])/[.$C$19]+1)*([.$B9]+([.AF$3]-[.$B9])/2)/100" office:value-type="float" office:value="29.3011342857142">
            <text:p>29</text:p>
          </table:table-cell>
          <table:table-cell table:formula="oooc:=6.28*(([.AG$3]-[.$B9])/[.$C$19]+1)*([.$B9]+([.AG$3]-[.$B9])/2)/100" office:value-type="float" office:value="30.4077599999999">
            <text:p>30</text:p>
          </table:table-cell>
          <table:table-cell table:formula="oooc:=6.28*(([.AH$3]-[.$B9])/[.$C$19]+1)*([.$B9]+([.AH$3]-[.$B9])/2)/100" office:value-type="float" office:value="31.5323285714285">
            <text:p>32</text:p>
          </table:table-cell>
          <table:table-cell table:formula="oooc:=6.28*(([.AI$3]-[.$B9])/[.$C$19]+1)*([.$B9]+([.AI$3]-[.$B9])/2)/100" office:value-type="float" office:value="32.6748399999999">
            <text:p>33</text:p>
          </table:table-cell>
          <table:table-cell table:formula="oooc:=6.28*(([.AJ$3]-[.$B9])/[.$C$19]+1)*([.$B9]+([.AJ$3]-[.$B9])/2)/100" office:value-type="float" office:value="33.8352942857142">
            <text:p>34</text:p>
          </table:table-cell>
          <table:table-cell table:formula="oooc:=6.28*(([.AK$3]-[.$B9])/[.$C$19]+1)*([.$B9]+([.AK$3]-[.$B9])/2)/100" office:value-type="float" office:value="35.0136914285713">
            <text:p>35</text:p>
          </table:table-cell>
          <table:table-cell table:formula="oooc:=6.28*(([.AL$3]-[.$B9])/[.$C$19]+1)*([.$B9]+([.AL$3]-[.$B9])/2)/100" office:value-type="float" office:value="36.2100314285713">
            <text:p>36</text:p>
          </table:table-cell>
          <table:table-cell table:formula="oooc:=6.28*(([.AM$3]-[.$B9])/[.$C$19]+1)*([.$B9]+([.AM$3]-[.$B9])/2)/100" office:value-type="float" office:value="37.4243142857142">
            <text:p>37</text:p>
          </table:table-cell>
          <table:table-cell table:formula="oooc:=6.28*(([.AN$3]-[.$B9])/[.$C$19]+1)*([.$B9]+([.AN$3]-[.$B9])/2)/100" office:value-type="float" office:value="38.6565399999999">
            <text:p>39</text:p>
          </table:table-cell>
          <table:table-cell table:formula="oooc:=6.28*(([.AO$3]-[.$B9])/[.$C$19]+1)*([.$B9]+([.AO$3]-[.$B9])/2)/100" office:value-type="float" office:value="39.9067085714284">
            <text:p>40</text:p>
          </table:table-cell>
          <table:table-cell table:formula="oooc:=6.28*(([.AP$3]-[.$B9])/[.$C$19]+1)*([.$B9]+([.AP$3]-[.$B9])/2)/100" office:value-type="float" office:value="41.1748199999999">
            <text:p>41</text:p>
          </table:table-cell>
          <table:table-cell table:formula="oooc:=6.28*(([.AQ$3]-[.$B9])/[.$C$19]+1)*([.$B9]+([.AQ$3]-[.$B9])/2)/100" office:value-type="float" office:value="42.4608742857142">
            <text:p>42</text:p>
          </table:table-cell>
          <table:table-cell table:formula="oooc:=6.28*(([.AR$3]-[.$B9])/[.$C$19]+1)*([.$B9]+([.AR$3]-[.$B9])/2)/100" office:value-type="float" office:value="43.7648714285713">
            <text:p>44</text:p>
          </table:table-cell>
          <table:table-cell table:formula="oooc:=6.28*(([.AS$3]-[.$B9])/[.$C$19]+1)*([.$B9]+([.AS$3]-[.$B9])/2)/100" office:value-type="float" office:value="45.0868114285713">
            <text:p>45</text:p>
          </table:table-cell>
          <table:table-cell table:formula="oooc:=6.28*(([.AT$3]-[.$B9])/[.$C$19]+1)*([.$B9]+([.AT$3]-[.$B9])/2)/100" office:value-type="float" office:value="46.4266942857142">
            <text:p>46</text:p>
          </table:table-cell>
        </table:table-row>
        <table:table-row table:style-name="ro1">
          <table:covered-table-cell/>
          <table:table-cell office:value-type="float" office:value="2.3">
            <text:p>2.3</text:p>
          </table:table-cell>
          <table:table-cell table:formula="oooc:=6.28*(([.C$3]-[.$B10])/[.$C$19]+1)*([.$B10]+([.C$3]-[.$B10])/2)/100" office:value-type="float" office:value="4.61355714285715">
            <text:p>5</text:p>
          </table:table-cell>
          <table:table-cell table:formula="oooc:=6.28*(([.D$3]-[.$B10])/[.$C$19]+1)*([.$B10]+([.D$3]-[.$B10])/2)/100" office:value-type="float" office:value="5.19984">
            <text:p>5</text:p>
          </table:table-cell>
          <table:table-cell table:formula="oooc:=6.28*(([.E$3]-[.$B10])/[.$C$19]+1)*([.$B10]+([.E$3]-[.$B10])/2)/100" office:value-type="float" office:value="5.80406571428571">
            <text:p>6</text:p>
          </table:table-cell>
          <table:table-cell table:formula="oooc:=6.28*(([.F$3]-[.$B10])/[.$C$19]+1)*([.$B10]+([.F$3]-[.$B10])/2)/100" office:value-type="float" office:value="6.42623428571429">
            <text:p>6</text:p>
          </table:table-cell>
          <table:table-cell table:formula="oooc:=6.28*(([.G$3]-[.$B10])/[.$C$19]+1)*([.$B10]+([.G$3]-[.$B10])/2)/100" office:value-type="float" office:value="7.06634571428572">
            <text:p>7</text:p>
          </table:table-cell>
          <table:table-cell table:formula="oooc:=6.28*(([.H$3]-[.$B10])/[.$C$19]+1)*([.$B10]+([.H$3]-[.$B10])/2)/100" office:value-type="float" office:value="7.7244">
            <text:p>8</text:p>
          </table:table-cell>
          <table:table-cell table:formula="oooc:=6.28*(([.I$3]-[.$B10])/[.$C$19]+1)*([.$B10]+([.I$3]-[.$B10])/2)/100" office:value-type="float" office:value="8.40039714285714">
            <text:p>8</text:p>
          </table:table-cell>
          <table:table-cell table:formula="oooc:=6.28*(([.J$3]-[.$B10])/[.$C$19]+1)*([.$B10]+([.J$3]-[.$B10])/2)/100" office:value-type="float" office:value="9.09433714285714">
            <text:p>9</text:p>
          </table:table-cell>
          <table:table-cell table:formula="oooc:=6.28*(([.K$3]-[.$B10])/[.$C$19]+1)*([.$B10]+([.K$3]-[.$B10])/2)/100" office:value-type="float" office:value="9.80622">
            <text:p>10</text:p>
          </table:table-cell>
          <table:table-cell table:formula="oooc:=6.28*(([.L$3]-[.$B10])/[.$C$19]+1)*([.$B10]+([.L$3]-[.$B10])/2)/100" office:value-type="float" office:value="10.5360457142857">
            <text:p>11</text:p>
          </table:table-cell>
          <table:table-cell table:formula="oooc:=6.28*(([.M$3]-[.$B10])/[.$C$19]+1)*([.$B10]+([.M$3]-[.$B10])/2)/100" office:value-type="float" office:value="11.2838142857143">
            <text:p>11</text:p>
          </table:table-cell>
          <table:table-cell table:formula="oooc:=6.28*(([.N$3]-[.$B10])/[.$C$19]+1)*([.$B10]+([.N$3]-[.$B10])/2)/100" office:value-type="float" office:value="12.0495257142857">
            <text:p>12</text:p>
          </table:table-cell>
          <table:table-cell table:formula="oooc:=6.28*(([.O$3]-[.$B10])/[.$C$19]+1)*([.$B10]+([.O$3]-[.$B10])/2)/100" office:value-type="float" office:value="12.83318">
            <text:p>13</text:p>
          </table:table-cell>
          <table:table-cell table:formula="oooc:=6.28*(([.P$3]-[.$B10])/[.$C$19]+1)*([.$B10]+([.P$3]-[.$B10])/2)/100" office:value-type="float" office:value="13.6347771428571">
            <text:p>14</text:p>
          </table:table-cell>
          <table:table-cell table:formula="oooc:=6.28*(([.Q$3]-[.$B10])/[.$C$19]+1)*([.$B10]+([.Q$3]-[.$B10])/2)/100" office:value-type="float" office:value="14.4543171428571">
            <text:p>14</text:p>
          </table:table-cell>
          <table:table-cell table:formula="oooc:=6.28*(([.R$3]-[.$B10])/[.$C$19]+1)*([.$B10]+([.R$3]-[.$B10])/2)/100" office:value-type="float" office:value="15.2918">
            <text:p>15</text:p>
          </table:table-cell>
          <table:table-cell table:formula="oooc:=6.28*(([.S$3]-[.$B10])/[.$C$19]+1)*([.$B10]+([.S$3]-[.$B10])/2)/100" office:value-type="float" office:value="16.1472257142856">
            <text:p>16</text:p>
          </table:table-cell>
          <table:table-cell table:formula="oooc:=6.28*(([.T$3]-[.$B10])/[.$C$19]+1)*([.$B10]+([.T$3]-[.$B10])/2)/100" office:value-type="float" office:value="17.0205942857142">
            <text:p>17</text:p>
          </table:table-cell>
          <table:table-cell table:formula="oooc:=6.28*(([.U$3]-[.$B10])/[.$C$19]+1)*([.$B10]+([.U$3]-[.$B10])/2)/100" office:value-type="float" office:value="17.9119057142857">
            <text:p>18</text:p>
          </table:table-cell>
          <table:table-cell table:formula="oooc:=6.28*(([.V$3]-[.$B10])/[.$C$19]+1)*([.$B10]+([.V$3]-[.$B10])/2)/100" office:value-type="float" office:value="18.8211599999999">
            <text:p>19</text:p>
          </table:table-cell>
          <table:table-cell table:formula="oooc:=6.28*(([.W$3]-[.$B10])/[.$C$19]+1)*([.$B10]+([.W$3]-[.$B10])/2)/100" office:value-type="float" office:value="19.7483571428571">
            <text:p>20</text:p>
          </table:table-cell>
          <table:table-cell table:formula="oooc:=6.28*(([.X$3]-[.$B10])/[.$C$19]+1)*([.$B10]+([.X$3]-[.$B10])/2)/100" office:value-type="float" office:value="20.693497142857">
            <text:p>21</text:p>
          </table:table-cell>
          <table:table-cell table:formula="oooc:=6.28*(([.Y$3]-[.$B10])/[.$C$19]+1)*([.$B10]+([.Y$3]-[.$B10])/2)/100" office:value-type="float" office:value="21.6565799999999">
            <text:p>22</text:p>
          </table:table-cell>
          <table:table-cell table:formula="oooc:=6.28*(([.Z$3]-[.$B10])/[.$C$19]+1)*([.$B10]+([.Z$3]-[.$B10])/2)/100" office:value-type="float" office:value="22.6376057142856">
            <text:p>23</text:p>
          </table:table-cell>
          <table:table-cell table:formula="oooc:=6.28*(([.AA$3]-[.$B10])/[.$C$19]+1)*([.$B10]+([.AA$3]-[.$B10])/2)/100" office:value-type="float" office:value="23.6365742857142">
            <text:p>24</text:p>
          </table:table-cell>
          <table:table-cell table:formula="oooc:=6.28*(([.AB$3]-[.$B10])/[.$C$19]+1)*([.$B10]+([.AB$3]-[.$B10])/2)/100" office:value-type="float" office:value="24.6534857142856">
            <text:p>25</text:p>
          </table:table-cell>
          <table:table-cell table:formula="oooc:=6.28*(([.AC$3]-[.$B10])/[.$C$19]+1)*([.$B10]+([.AC$3]-[.$B10])/2)/100" office:value-type="float" office:value="25.6883399999999">
            <text:p>26</text:p>
          </table:table-cell>
          <table:table-cell table:formula="oooc:=6.28*(([.AD$3]-[.$B10])/[.$C$19]+1)*([.$B10]+([.AD$3]-[.$B10])/2)/100" office:value-type="float" office:value="26.741137142857">
            <text:p>27</text:p>
          </table:table-cell>
          <table:table-cell table:formula="oooc:=6.28*(([.AE$3]-[.$B10])/[.$C$19]+1)*([.$B10]+([.AE$3]-[.$B10])/2)/100" office:value-type="float" office:value="27.811877142857">
            <text:p>28</text:p>
          </table:table-cell>
          <table:table-cell table:formula="oooc:=6.28*(([.AF$3]-[.$B10])/[.$C$19]+1)*([.$B10]+([.AF$3]-[.$B10])/2)/100" office:value-type="float" office:value="28.9005599999999">
            <text:p>29</text:p>
          </table:table-cell>
          <table:table-cell table:formula="oooc:=6.28*(([.AG$3]-[.$B10])/[.$C$19]+1)*([.$B10]+([.AG$3]-[.$B10])/2)/100" office:value-type="float" office:value="30.0071857142856">
            <text:p>30</text:p>
          </table:table-cell>
          <table:table-cell table:formula="oooc:=6.28*(([.AH$3]-[.$B10])/[.$C$19]+1)*([.$B10]+([.AH$3]-[.$B10])/2)/100" office:value-type="float" office:value="31.1317542857142">
            <text:p>31</text:p>
          </table:table-cell>
          <table:table-cell table:formula="oooc:=6.28*(([.AI$3]-[.$B10])/[.$C$19]+1)*([.$B10]+([.AI$3]-[.$B10])/2)/100" office:value-type="float" office:value="32.2742657142856">
            <text:p>32</text:p>
          </table:table-cell>
          <table:table-cell table:formula="oooc:=6.28*(([.AJ$3]-[.$B10])/[.$C$19]+1)*([.$B10]+([.AJ$3]-[.$B10])/2)/100" office:value-type="float" office:value="33.4347199999999">
            <text:p>33</text:p>
          </table:table-cell>
          <table:table-cell table:formula="oooc:=6.28*(([.AK$3]-[.$B10])/[.$C$19]+1)*([.$B10]+([.AK$3]-[.$B10])/2)/100" office:value-type="float" office:value="34.613117142857">
            <text:p>35</text:p>
          </table:table-cell>
          <table:table-cell table:formula="oooc:=6.28*(([.AL$3]-[.$B10])/[.$C$19]+1)*([.$B10]+([.AL$3]-[.$B10])/2)/100" office:value-type="float" office:value="35.809457142857">
            <text:p>36</text:p>
          </table:table-cell>
          <table:table-cell table:formula="oooc:=6.28*(([.AM$3]-[.$B10])/[.$C$19]+1)*([.$B10]+([.AM$3]-[.$B10])/2)/100" office:value-type="float" office:value="37.0237399999999">
            <text:p>37</text:p>
          </table:table-cell>
          <table:table-cell table:formula="oooc:=6.28*(([.AN$3]-[.$B10])/[.$C$19]+1)*([.$B10]+([.AN$3]-[.$B10])/2)/100" office:value-type="float" office:value="38.2559657142856">
            <text:p>38</text:p>
          </table:table-cell>
          <table:table-cell table:formula="oooc:=6.28*(([.AO$3]-[.$B10])/[.$C$19]+1)*([.$B10]+([.AO$3]-[.$B10])/2)/100" office:value-type="float" office:value="39.5061342857142">
            <text:p>40</text:p>
          </table:table-cell>
          <table:table-cell table:formula="oooc:=6.28*(([.AP$3]-[.$B10])/[.$C$19]+1)*([.$B10]+([.AP$3]-[.$B10])/2)/100" office:value-type="float" office:value="40.7742457142856">
            <text:p>41</text:p>
          </table:table-cell>
          <table:table-cell table:formula="oooc:=6.28*(([.AQ$3]-[.$B10])/[.$C$19]+1)*([.$B10]+([.AQ$3]-[.$B10])/2)/100" office:value-type="float" office:value="42.0602999999999">
            <text:p>42</text:p>
          </table:table-cell>
          <table:table-cell table:formula="oooc:=6.28*(([.AR$3]-[.$B10])/[.$C$19]+1)*([.$B10]+([.AR$3]-[.$B10])/2)/100" office:value-type="float" office:value="43.364297142857">
            <text:p>43</text:p>
          </table:table-cell>
          <table:table-cell table:formula="oooc:=6.28*(([.AS$3]-[.$B10])/[.$C$19]+1)*([.$B10]+([.AS$3]-[.$B10])/2)/100" office:value-type="float" office:value="44.686237142857">
            <text:p>45</text:p>
          </table:table-cell>
          <table:table-cell table:formula="oooc:=6.28*(([.AT$3]-[.$B10])/[.$C$19]+1)*([.$B10]+([.AT$3]-[.$B10])/2)/100" office:value-type="float" office:value="46.0261199999999">
            <text:p>46</text:p>
          </table:table-cell>
        </table:table-row>
        <table:table-row table:style-name="ro1">
          <table:covered-table-cell/>
          <table:table-cell office:value-type="float" office:value="2.4">
            <text:p>2.4</text:p>
          </table:table-cell>
          <table:table-cell table:formula="oooc:=6.28*(([.C$3]-[.$B11])/[.$C$19]+1)*([.$B11]+([.C$3]-[.$B11])/2)/100" office:value-type="float" office:value="4.19504">
            <text:p>4</text:p>
          </table:table-cell>
          <table:table-cell table:formula="oooc:=6.28*(([.D$3]-[.$B11])/[.$C$19]+1)*([.$B11]+([.D$3]-[.$B11])/2)/100" office:value-type="float" office:value="4.78132285714286">
            <text:p>5</text:p>
          </table:table-cell>
          <table:table-cell table:formula="oooc:=6.28*(([.E$3]-[.$B11])/[.$C$19]+1)*([.$B11]+([.E$3]-[.$B11])/2)/100" office:value-type="float" office:value="5.38554857142857">
            <text:p>5</text:p>
          </table:table-cell>
          <table:table-cell table:formula="oooc:=6.28*(([.F$3]-[.$B11])/[.$C$19]+1)*([.$B11]+([.F$3]-[.$B11])/2)/100" office:value-type="float" office:value="6.00771714285714">
            <text:p>6</text:p>
          </table:table-cell>
          <table:table-cell table:formula="oooc:=6.28*(([.G$3]-[.$B11])/[.$C$19]+1)*([.$B11]+([.G$3]-[.$B11])/2)/100" office:value-type="float" office:value="6.64782857142857">
            <text:p>7</text:p>
          </table:table-cell>
          <table:table-cell table:formula="oooc:=6.28*(([.H$3]-[.$B11])/[.$C$19]+1)*([.$B11]+([.H$3]-[.$B11])/2)/100" office:value-type="float" office:value="7.30588285714286">
            <text:p>7</text:p>
          </table:table-cell>
          <table:table-cell table:formula="oooc:=6.28*(([.I$3]-[.$B11])/[.$C$19]+1)*([.$B11]+([.I$3]-[.$B11])/2)/100" office:value-type="float" office:value="7.98188">
            <text:p>8</text:p>
          </table:table-cell>
          <table:table-cell table:formula="oooc:=6.28*(([.J$3]-[.$B11])/[.$C$19]+1)*([.$B11]+([.J$3]-[.$B11])/2)/100" office:value-type="float" office:value="8.67582">
            <text:p>9</text:p>
          </table:table-cell>
          <table:table-cell table:formula="oooc:=6.28*(([.K$3]-[.$B11])/[.$C$19]+1)*([.$B11]+([.K$3]-[.$B11])/2)/100" office:value-type="float" office:value="9.38770285714286">
            <text:p>9</text:p>
          </table:table-cell>
          <table:table-cell table:formula="oooc:=6.28*(([.L$3]-[.$B11])/[.$C$19]+1)*([.$B11]+([.L$3]-[.$B11])/2)/100" office:value-type="float" office:value="10.1175285714286">
            <text:p>10</text:p>
          </table:table-cell>
          <table:table-cell table:formula="oooc:=6.28*(([.M$3]-[.$B11])/[.$C$19]+1)*([.$B11]+([.M$3]-[.$B11])/2)/100" office:value-type="float" office:value="10.8652971428571">
            <text:p>11</text:p>
          </table:table-cell>
          <table:table-cell table:formula="oooc:=6.28*(([.N$3]-[.$B11])/[.$C$19]+1)*([.$B11]+([.N$3]-[.$B11])/2)/100" office:value-type="float" office:value="11.6310085714286">
            <text:p>12</text:p>
          </table:table-cell>
          <table:table-cell table:formula="oooc:=6.28*(([.O$3]-[.$B11])/[.$C$19]+1)*([.$B11]+([.O$3]-[.$B11])/2)/100" office:value-type="float" office:value="12.4146628571429">
            <text:p>12</text:p>
          </table:table-cell>
          <table:table-cell table:formula="oooc:=6.28*(([.P$3]-[.$B11])/[.$C$19]+1)*([.$B11]+([.P$3]-[.$B11])/2)/100" office:value-type="float" office:value="13.21626">
            <text:p>13</text:p>
          </table:table-cell>
          <table:table-cell table:formula="oooc:=6.28*(([.Q$3]-[.$B11])/[.$C$19]+1)*([.$B11]+([.Q$3]-[.$B11])/2)/100" office:value-type="float" office:value="14.0358">
            <text:p>14</text:p>
          </table:table-cell>
          <table:table-cell table:formula="oooc:=6.28*(([.R$3]-[.$B11])/[.$C$19]+1)*([.$B11]+([.R$3]-[.$B11])/2)/100" office:value-type="float" office:value="14.8732828571429">
            <text:p>15</text:p>
          </table:table-cell>
          <table:table-cell table:formula="oooc:=6.28*(([.S$3]-[.$B11])/[.$C$19]+1)*([.$B11]+([.S$3]-[.$B11])/2)/100" office:value-type="float" office:value="15.7287085714285">
            <text:p>16</text:p>
          </table:table-cell>
          <table:table-cell table:formula="oooc:=6.28*(([.T$3]-[.$B11])/[.$C$19]+1)*([.$B11]+([.T$3]-[.$B11])/2)/100" office:value-type="float" office:value="16.6020771428571">
            <text:p>17</text:p>
          </table:table-cell>
          <table:table-cell table:formula="oooc:=6.28*(([.U$3]-[.$B11])/[.$C$19]+1)*([.$B11]+([.U$3]-[.$B11])/2)/100" office:value-type="float" office:value="17.4933885714286">
            <text:p>17</text:p>
          </table:table-cell>
          <table:table-cell table:formula="oooc:=6.28*(([.V$3]-[.$B11])/[.$C$19]+1)*([.$B11]+([.V$3]-[.$B11])/2)/100" office:value-type="float" office:value="18.4026428571428">
            <text:p>18</text:p>
          </table:table-cell>
          <table:table-cell table:formula="oooc:=6.28*(([.W$3]-[.$B11])/[.$C$19]+1)*([.$B11]+([.W$3]-[.$B11])/2)/100" office:value-type="float" office:value="19.3298399999999">
            <text:p>19</text:p>
          </table:table-cell>
          <table:table-cell table:formula="oooc:=6.28*(([.X$3]-[.$B11])/[.$C$19]+1)*([.$B11]+([.X$3]-[.$B11])/2)/100" office:value-type="float" office:value="20.2749799999999">
            <text:p>20</text:p>
          </table:table-cell>
          <table:table-cell table:formula="oooc:=6.28*(([.Y$3]-[.$B11])/[.$C$19]+1)*([.$B11]+([.Y$3]-[.$B11])/2)/100" office:value-type="float" office:value="21.2380628571428">
            <text:p>21</text:p>
          </table:table-cell>
          <table:table-cell table:formula="oooc:=6.28*(([.Z$3]-[.$B11])/[.$C$19]+1)*([.$B11]+([.Z$3]-[.$B11])/2)/100" office:value-type="float" office:value="22.2190885714285">
            <text:p>22</text:p>
          </table:table-cell>
          <table:table-cell table:formula="oooc:=6.28*(([.AA$3]-[.$B11])/[.$C$19]+1)*([.$B11]+([.AA$3]-[.$B11])/2)/100" office:value-type="float" office:value="23.218057142857">
            <text:p>23</text:p>
          </table:table-cell>
          <table:table-cell table:formula="oooc:=6.28*(([.AB$3]-[.$B11])/[.$C$19]+1)*([.$B11]+([.AB$3]-[.$B11])/2)/100" office:value-type="float" office:value="24.2349685714285">
            <text:p>24</text:p>
          </table:table-cell>
          <table:table-cell table:formula="oooc:=6.28*(([.AC$3]-[.$B11])/[.$C$19]+1)*([.$B11]+([.AC$3]-[.$B11])/2)/100" office:value-type="float" office:value="25.2698228571428">
            <text:p>25</text:p>
          </table:table-cell>
          <table:table-cell table:formula="oooc:=6.28*(([.AD$3]-[.$B11])/[.$C$19]+1)*([.$B11]+([.AD$3]-[.$B11])/2)/100" office:value-type="float" office:value="26.3226199999999">
            <text:p>26</text:p>
          </table:table-cell>
          <table:table-cell table:formula="oooc:=6.28*(([.AE$3]-[.$B11])/[.$C$19]+1)*([.$B11]+([.AE$3]-[.$B11])/2)/100" office:value-type="float" office:value="27.3933599999999">
            <text:p>27</text:p>
          </table:table-cell>
          <table:table-cell table:formula="oooc:=6.28*(([.AF$3]-[.$B11])/[.$C$19]+1)*([.$B11]+([.AF$3]-[.$B11])/2)/100" office:value-type="float" office:value="28.4820428571427">
            <text:p>28</text:p>
          </table:table-cell>
          <table:table-cell table:formula="oooc:=6.28*(([.AG$3]-[.$B11])/[.$C$19]+1)*([.$B11]+([.AG$3]-[.$B11])/2)/100" office:value-type="float" office:value="29.5886685714285">
            <text:p>30</text:p>
          </table:table-cell>
          <table:table-cell table:formula="oooc:=6.28*(([.AH$3]-[.$B11])/[.$C$19]+1)*([.$B11]+([.AH$3]-[.$B11])/2)/100" office:value-type="float" office:value="30.713237142857">
            <text:p>31</text:p>
          </table:table-cell>
          <table:table-cell table:formula="oooc:=6.28*(([.AI$3]-[.$B11])/[.$C$19]+1)*([.$B11]+([.AI$3]-[.$B11])/2)/100" office:value-type="float" office:value="31.8557485714285">
            <text:p>32</text:p>
          </table:table-cell>
          <table:table-cell table:formula="oooc:=6.28*(([.AJ$3]-[.$B11])/[.$C$19]+1)*([.$B11]+([.AJ$3]-[.$B11])/2)/100" office:value-type="float" office:value="33.0162028571428">
            <text:p>33</text:p>
          </table:table-cell>
          <table:table-cell table:formula="oooc:=6.28*(([.AK$3]-[.$B11])/[.$C$19]+1)*([.$B11]+([.AK$3]-[.$B11])/2)/100" office:value-type="float" office:value="34.1945999999999">
            <text:p>34</text:p>
          </table:table-cell>
          <table:table-cell table:formula="oooc:=6.28*(([.AL$3]-[.$B11])/[.$C$19]+1)*([.$B11]+([.AL$3]-[.$B11])/2)/100" office:value-type="float" office:value="35.3909399999999">
            <text:p>35</text:p>
          </table:table-cell>
          <table:table-cell table:formula="oooc:=6.28*(([.AM$3]-[.$B11])/[.$C$19]+1)*([.$B11]+([.AM$3]-[.$B11])/2)/100" office:value-type="float" office:value="36.6052228571427">
            <text:p>37</text:p>
          </table:table-cell>
          <table:table-cell table:formula="oooc:=6.28*(([.AN$3]-[.$B11])/[.$C$19]+1)*([.$B11]+([.AN$3]-[.$B11])/2)/100" office:value-type="float" office:value="37.8374485714284">
            <text:p>38</text:p>
          </table:table-cell>
          <table:table-cell table:formula="oooc:=6.28*(([.AO$3]-[.$B11])/[.$C$19]+1)*([.$B11]+([.AO$3]-[.$B11])/2)/100" office:value-type="float" office:value="39.087617142857">
            <text:p>39</text:p>
          </table:table-cell>
          <table:table-cell table:formula="oooc:=6.28*(([.AP$3]-[.$B11])/[.$C$19]+1)*([.$B11]+([.AP$3]-[.$B11])/2)/100" office:value-type="float" office:value="40.3557285714284">
            <text:p>40</text:p>
          </table:table-cell>
          <table:table-cell table:formula="oooc:=6.28*(([.AQ$3]-[.$B11])/[.$C$19]+1)*([.$B11]+([.AQ$3]-[.$B11])/2)/100" office:value-type="float" office:value="41.6417828571427">
            <text:p>42</text:p>
          </table:table-cell>
          <table:table-cell table:formula="oooc:=6.28*(([.AR$3]-[.$B11])/[.$C$19]+1)*([.$B11]+([.AR$3]-[.$B11])/2)/100" office:value-type="float" office:value="42.9457799999999">
            <text:p>43</text:p>
          </table:table-cell>
          <table:table-cell table:formula="oooc:=6.28*(([.AS$3]-[.$B11])/[.$C$19]+1)*([.$B11]+([.AS$3]-[.$B11])/2)/100" office:value-type="float" office:value="44.2677199999999">
            <text:p>44</text:p>
          </table:table-cell>
          <table:table-cell table:formula="oooc:=6.28*(([.AT$3]-[.$B11])/[.$C$19]+1)*([.$B11]+([.AT$3]-[.$B11])/2)/100" office:value-type="float" office:value="45.6076028571427">
            <text:p>46</text:p>
          </table:table-cell>
        </table:table-row>
        <table:table-row table:style-name="ro1">
          <table:covered-table-cell/>
          <table:table-cell office:value-type="float" office:value="2.5">
            <text:p>2.5</text:p>
          </table:table-cell>
          <table:table-cell table:formula="oooc:=6.28*(([.C$3]-[.$B12])/[.$C$19]+1)*([.$B12]+([.C$3]-[.$B12])/2)/100" office:value-type="float" office:value="3.75858">
            <text:p>4</text:p>
          </table:table-cell>
          <table:table-cell table:formula="oooc:=6.28*(([.D$3]-[.$B12])/[.$C$19]+1)*([.$B12]+([.D$3]-[.$B12])/2)/100" office:value-type="float" office:value="4.34486285714286">
            <text:p>4</text:p>
          </table:table-cell>
          <table:table-cell table:formula="oooc:=6.28*(([.E$3]-[.$B12])/[.$C$19]+1)*([.$B12]+([.E$3]-[.$B12])/2)/100" office:value-type="float" office:value="4.94908857142857">
            <text:p>5</text:p>
          </table:table-cell>
          <table:table-cell table:formula="oooc:=6.28*(([.F$3]-[.$B12])/[.$C$19]+1)*([.$B12]+([.F$3]-[.$B12])/2)/100" office:value-type="float" office:value="5.57125714285714">
            <text:p>6</text:p>
          </table:table-cell>
          <table:table-cell table:formula="oooc:=6.28*(([.G$3]-[.$B12])/[.$C$19]+1)*([.$B12]+([.G$3]-[.$B12])/2)/100" office:value-type="float" office:value="6.21136857142857">
            <text:p>6</text:p>
          </table:table-cell>
          <table:table-cell table:formula="oooc:=6.28*(([.H$3]-[.$B12])/[.$C$19]+1)*([.$B12]+([.H$3]-[.$B12])/2)/100" office:value-type="float" office:value="6.86942285714286">
            <text:p>7</text:p>
          </table:table-cell>
          <table:table-cell table:formula="oooc:=6.28*(([.I$3]-[.$B12])/[.$C$19]+1)*([.$B12]+([.I$3]-[.$B12])/2)/100" office:value-type="float" office:value="7.54542">
            <text:p>8</text:p>
          </table:table-cell>
          <table:table-cell table:formula="oooc:=6.28*(([.J$3]-[.$B12])/[.$C$19]+1)*([.$B12]+([.J$3]-[.$B12])/2)/100" office:value-type="float" office:value="8.23936">
            <text:p>8</text:p>
          </table:table-cell>
          <table:table-cell table:formula="oooc:=6.28*(([.K$3]-[.$B12])/[.$C$19]+1)*([.$B12]+([.K$3]-[.$B12])/2)/100" office:value-type="float" office:value="8.95124285714286">
            <text:p>9</text:p>
          </table:table-cell>
          <table:table-cell table:formula="oooc:=6.28*(([.L$3]-[.$B12])/[.$C$19]+1)*([.$B12]+([.L$3]-[.$B12])/2)/100" office:value-type="float" office:value="9.68106857142857">
            <text:p>10</text:p>
          </table:table-cell>
          <table:table-cell table:formula="oooc:=6.28*(([.M$3]-[.$B12])/[.$C$19]+1)*([.$B12]+([.M$3]-[.$B12])/2)/100" office:value-type="float" office:value="10.4288371428571">
            <text:p>10</text:p>
          </table:table-cell>
          <table:table-cell table:formula="oooc:=6.28*(([.N$3]-[.$B12])/[.$C$19]+1)*([.$B12]+([.N$3]-[.$B12])/2)/100" office:value-type="float" office:value="11.1945485714286">
            <text:p>11</text:p>
          </table:table-cell>
          <table:table-cell table:formula="oooc:=6.28*(([.O$3]-[.$B12])/[.$C$19]+1)*([.$B12]+([.O$3]-[.$B12])/2)/100" office:value-type="float" office:value="11.9782028571429">
            <text:p>12</text:p>
          </table:table-cell>
          <table:table-cell table:formula="oooc:=6.28*(([.P$3]-[.$B12])/[.$C$19]+1)*([.$B12]+([.P$3]-[.$B12])/2)/100" office:value-type="float" office:value="12.7798">
            <text:p>13</text:p>
          </table:table-cell>
          <table:table-cell table:formula="oooc:=6.28*(([.Q$3]-[.$B12])/[.$C$19]+1)*([.$B12]+([.Q$3]-[.$B12])/2)/100" office:value-type="float" office:value="13.59934">
            <text:p>14</text:p>
          </table:table-cell>
          <table:table-cell table:formula="oooc:=6.28*(([.R$3]-[.$B12])/[.$C$19]+1)*([.$B12]+([.R$3]-[.$B12])/2)/100" office:value-type="float" office:value="14.4368228571429">
            <text:p>14</text:p>
          </table:table-cell>
          <table:table-cell table:formula="oooc:=6.28*(([.S$3]-[.$B12])/[.$C$19]+1)*([.$B12]+([.S$3]-[.$B12])/2)/100" office:value-type="float" office:value="15.2922485714285">
            <text:p>15</text:p>
          </table:table-cell>
          <table:table-cell table:formula="oooc:=6.28*(([.T$3]-[.$B12])/[.$C$19]+1)*([.$B12]+([.T$3]-[.$B12])/2)/100" office:value-type="float" office:value="16.1656171428571">
            <text:p>16</text:p>
          </table:table-cell>
          <table:table-cell table:formula="oooc:=6.28*(([.U$3]-[.$B12])/[.$C$19]+1)*([.$B12]+([.U$3]-[.$B12])/2)/100" office:value-type="float" office:value="17.0569285714286">
            <text:p>17</text:p>
          </table:table-cell>
          <table:table-cell table:formula="oooc:=6.28*(([.V$3]-[.$B12])/[.$C$19]+1)*([.$B12]+([.V$3]-[.$B12])/2)/100" office:value-type="float" office:value="17.9661828571428">
            <text:p>18</text:p>
          </table:table-cell>
          <table:table-cell table:formula="oooc:=6.28*(([.W$3]-[.$B12])/[.$C$19]+1)*([.$B12]+([.W$3]-[.$B12])/2)/100" office:value-type="float" office:value="18.8933799999999">
            <text:p>19</text:p>
          </table:table-cell>
          <table:table-cell table:formula="oooc:=6.28*(([.X$3]-[.$B12])/[.$C$19]+1)*([.$B12]+([.X$3]-[.$B12])/2)/100" office:value-type="float" office:value="19.8385199999999">
            <text:p>20</text:p>
          </table:table-cell>
          <table:table-cell table:formula="oooc:=6.28*(([.Y$3]-[.$B12])/[.$C$19]+1)*([.$B12]+([.Y$3]-[.$B12])/2)/100" office:value-type="float" office:value="20.8016028571428">
            <text:p>21</text:p>
          </table:table-cell>
          <table:table-cell table:formula="oooc:=6.28*(([.Z$3]-[.$B12])/[.$C$19]+1)*([.$B12]+([.Z$3]-[.$B12])/2)/100" office:value-type="float" office:value="21.7826285714285">
            <text:p>22</text:p>
          </table:table-cell>
          <table:table-cell table:formula="oooc:=6.28*(([.AA$3]-[.$B12])/[.$C$19]+1)*([.$B12]+([.AA$3]-[.$B12])/2)/100" office:value-type="float" office:value="22.781597142857">
            <text:p>23</text:p>
          </table:table-cell>
          <table:table-cell table:formula="oooc:=6.28*(([.AB$3]-[.$B12])/[.$C$19]+1)*([.$B12]+([.AB$3]-[.$B12])/2)/100" office:value-type="float" office:value="23.7985085714285">
            <text:p>24</text:p>
          </table:table-cell>
          <table:table-cell table:formula="oooc:=6.28*(([.AC$3]-[.$B12])/[.$C$19]+1)*([.$B12]+([.AC$3]-[.$B12])/2)/100" office:value-type="float" office:value="24.8333628571428">
            <text:p>25</text:p>
          </table:table-cell>
          <table:table-cell table:formula="oooc:=6.28*(([.AD$3]-[.$B12])/[.$C$19]+1)*([.$B12]+([.AD$3]-[.$B12])/2)/100" office:value-type="float" office:value="25.8861599999999">
            <text:p>26</text:p>
          </table:table-cell>
          <table:table-cell table:formula="oooc:=6.28*(([.AE$3]-[.$B12])/[.$C$19]+1)*([.$B12]+([.AE$3]-[.$B12])/2)/100" office:value-type="float" office:value="26.9568999999999">
            <text:p>27</text:p>
          </table:table-cell>
          <table:table-cell table:formula="oooc:=6.28*(([.AF$3]-[.$B12])/[.$C$19]+1)*([.$B12]+([.AF$3]-[.$B12])/2)/100" office:value-type="float" office:value="28.0455828571427">
            <text:p>28</text:p>
          </table:table-cell>
          <table:table-cell table:formula="oooc:=6.28*(([.AG$3]-[.$B12])/[.$C$19]+1)*([.$B12]+([.AG$3]-[.$B12])/2)/100" office:value-type="float" office:value="29.1522085714285">
            <text:p>29</text:p>
          </table:table-cell>
          <table:table-cell table:formula="oooc:=6.28*(([.AH$3]-[.$B12])/[.$C$19]+1)*([.$B12]+([.AH$3]-[.$B12])/2)/100" office:value-type="float" office:value="30.276777142857">
            <text:p>30</text:p>
          </table:table-cell>
          <table:table-cell table:formula="oooc:=6.28*(([.AI$3]-[.$B12])/[.$C$19]+1)*([.$B12]+([.AI$3]-[.$B12])/2)/100" office:value-type="float" office:value="31.4192885714285">
            <text:p>31</text:p>
          </table:table-cell>
          <table:table-cell table:formula="oooc:=6.28*(([.AJ$3]-[.$B12])/[.$C$19]+1)*([.$B12]+([.AJ$3]-[.$B12])/2)/100" office:value-type="float" office:value="32.5797428571427">
            <text:p>33</text:p>
          </table:table-cell>
          <table:table-cell table:formula="oooc:=6.28*(([.AK$3]-[.$B12])/[.$C$19]+1)*([.$B12]+([.AK$3]-[.$B12])/2)/100" office:value-type="float" office:value="33.7581399999999">
            <text:p>34</text:p>
          </table:table-cell>
          <table:table-cell table:formula="oooc:=6.28*(([.AL$3]-[.$B12])/[.$C$19]+1)*([.$B12]+([.AL$3]-[.$B12])/2)/100" office:value-type="float" office:value="34.9544799999999">
            <text:p>35</text:p>
          </table:table-cell>
          <table:table-cell table:formula="oooc:=6.28*(([.AM$3]-[.$B12])/[.$C$19]+1)*([.$B12]+([.AM$3]-[.$B12])/2)/100" office:value-type="float" office:value="36.1687628571427">
            <text:p>36</text:p>
          </table:table-cell>
          <table:table-cell table:formula="oooc:=6.28*(([.AN$3]-[.$B12])/[.$C$19]+1)*([.$B12]+([.AN$3]-[.$B12])/2)/100" office:value-type="float" office:value="37.4009885714284">
            <text:p>37</text:p>
          </table:table-cell>
          <table:table-cell table:formula="oooc:=6.28*(([.AO$3]-[.$B12])/[.$C$19]+1)*([.$B12]+([.AO$3]-[.$B12])/2)/100" office:value-type="float" office:value="38.651157142857">
            <text:p>39</text:p>
          </table:table-cell>
          <table:table-cell table:formula="oooc:=6.28*(([.AP$3]-[.$B12])/[.$C$19]+1)*([.$B12]+([.AP$3]-[.$B12])/2)/100" office:value-type="float" office:value="39.9192685714284">
            <text:p>40</text:p>
          </table:table-cell>
          <table:table-cell table:formula="oooc:=6.28*(([.AQ$3]-[.$B12])/[.$C$19]+1)*([.$B12]+([.AQ$3]-[.$B12])/2)/100" office:value-type="float" office:value="41.2053228571427">
            <text:p>41</text:p>
          </table:table-cell>
          <table:table-cell table:formula="oooc:=6.28*(([.AR$3]-[.$B12])/[.$C$19]+1)*([.$B12]+([.AR$3]-[.$B12])/2)/100" office:value-type="float" office:value="42.5093199999999">
            <text:p>43</text:p>
          </table:table-cell>
          <table:table-cell table:formula="oooc:=6.28*(([.AS$3]-[.$B12])/[.$C$19]+1)*([.$B12]+([.AS$3]-[.$B12])/2)/100" office:value-type="float" office:value="43.8312599999999">
            <text:p>44</text:p>
          </table:table-cell>
          <table:table-cell table:formula="oooc:=6.28*(([.AT$3]-[.$B12])/[.$C$19]+1)*([.$B12]+([.AT$3]-[.$B12])/2)/100" office:value-type="float" office:value="45.1711428571427">
            <text:p>45</text:p>
          </table:table-cell>
        </table:table-row>
        <table:table-row table:style-name="ro1">
          <table:covered-table-cell/>
          <table:table-cell office:value-type="float" office:value="2.6">
            <text:p>2.6</text:p>
          </table:table-cell>
          <table:table-cell table:formula="oooc:=6.28*(([.C$3]-[.$B13])/[.$C$19]+1)*([.$B13]+([.C$3]-[.$B13])/2)/100" office:value-type="float" office:value="3.30417714285714">
            <text:p>3</text:p>
          </table:table-cell>
          <table:table-cell table:formula="oooc:=6.28*(([.D$3]-[.$B13])/[.$C$19]+1)*([.$B13]+([.D$3]-[.$B13])/2)/100" office:value-type="float" office:value="3.89046">
            <text:p>4</text:p>
          </table:table-cell>
          <table:table-cell table:formula="oooc:=6.28*(([.E$3]-[.$B13])/[.$C$19]+1)*([.$B13]+([.E$3]-[.$B13])/2)/100" office:value-type="float" office:value="4.49468571428571">
            <text:p>4</text:p>
          </table:table-cell>
          <table:table-cell table:formula="oooc:=6.28*(([.F$3]-[.$B13])/[.$C$19]+1)*([.$B13]+([.F$3]-[.$B13])/2)/100" office:value-type="float" office:value="5.11685428571429">
            <text:p>5</text:p>
          </table:table-cell>
          <table:table-cell table:formula="oooc:=6.28*(([.G$3]-[.$B13])/[.$C$19]+1)*([.$B13]+([.G$3]-[.$B13])/2)/100" office:value-type="float" office:value="5.75696571428571">
            <text:p>6</text:p>
          </table:table-cell>
          <table:table-cell table:formula="oooc:=6.28*(([.H$3]-[.$B13])/[.$C$19]+1)*([.$B13]+([.H$3]-[.$B13])/2)/100" office:value-type="float" office:value="6.41502">
            <text:p>6</text:p>
          </table:table-cell>
          <table:table-cell table:formula="oooc:=6.28*(([.I$3]-[.$B13])/[.$C$19]+1)*([.$B13]+([.I$3]-[.$B13])/2)/100" office:value-type="float" office:value="7.09101714285714">
            <text:p>7</text:p>
          </table:table-cell>
          <table:table-cell table:formula="oooc:=6.28*(([.J$3]-[.$B13])/[.$C$19]+1)*([.$B13]+([.J$3]-[.$B13])/2)/100" office:value-type="float" office:value="7.78495714285714">
            <text:p>8</text:p>
          </table:table-cell>
          <table:table-cell table:formula="oooc:=6.28*(([.K$3]-[.$B13])/[.$C$19]+1)*([.$B13]+([.K$3]-[.$B13])/2)/100" office:value-type="float" office:value="8.49684">
            <text:p>8</text:p>
          </table:table-cell>
          <table:table-cell table:formula="oooc:=6.28*(([.L$3]-[.$B13])/[.$C$19]+1)*([.$B13]+([.L$3]-[.$B13])/2)/100" office:value-type="float" office:value="9.22666571428571">
            <text:p>9</text:p>
          </table:table-cell>
          <table:table-cell table:formula="oooc:=6.28*(([.M$3]-[.$B13])/[.$C$19]+1)*([.$B13]+([.M$3]-[.$B13])/2)/100" office:value-type="float" office:value="9.97443428571429">
            <text:p>10</text:p>
          </table:table-cell>
          <table:table-cell table:formula="oooc:=6.28*(([.N$3]-[.$B13])/[.$C$19]+1)*([.$B13]+([.N$3]-[.$B13])/2)/100" office:value-type="float" office:value="10.7401457142857">
            <text:p>11</text:p>
          </table:table-cell>
          <table:table-cell table:formula="oooc:=6.28*(([.O$3]-[.$B13])/[.$C$19]+1)*([.$B13]+([.O$3]-[.$B13])/2)/100" office:value-type="float" office:value="11.5238">
            <text:p>12</text:p>
          </table:table-cell>
          <table:table-cell table:formula="oooc:=6.28*(([.P$3]-[.$B13])/[.$C$19]+1)*([.$B13]+([.P$3]-[.$B13])/2)/100" office:value-type="float" office:value="12.3253971428571">
            <text:p>12</text:p>
          </table:table-cell>
          <table:table-cell table:formula="oooc:=6.28*(([.Q$3]-[.$B13])/[.$C$19]+1)*([.$B13]+([.Q$3]-[.$B13])/2)/100" office:value-type="float" office:value="13.1449371428571">
            <text:p>13</text:p>
          </table:table-cell>
          <table:table-cell table:formula="oooc:=6.28*(([.R$3]-[.$B13])/[.$C$19]+1)*([.$B13]+([.R$3]-[.$B13])/2)/100" office:value-type="float" office:value="13.98242">
            <text:p>14</text:p>
          </table:table-cell>
          <table:table-cell table:formula="oooc:=6.28*(([.S$3]-[.$B13])/[.$C$19]+1)*([.$B13]+([.S$3]-[.$B13])/2)/100" office:value-type="float" office:value="14.8378457142856">
            <text:p>15</text:p>
          </table:table-cell>
          <table:table-cell table:formula="oooc:=6.28*(([.T$3]-[.$B13])/[.$C$19]+1)*([.$B13]+([.T$3]-[.$B13])/2)/100" office:value-type="float" office:value="15.7112142857142">
            <text:p>16</text:p>
          </table:table-cell>
          <table:table-cell table:formula="oooc:=6.28*(([.U$3]-[.$B13])/[.$C$19]+1)*([.$B13]+([.U$3]-[.$B13])/2)/100" office:value-type="float" office:value="16.6025257142857">
            <text:p>17</text:p>
          </table:table-cell>
          <table:table-cell table:formula="oooc:=6.28*(([.V$3]-[.$B13])/[.$C$19]+1)*([.$B13]+([.V$3]-[.$B13])/2)/100" office:value-type="float" office:value="17.5117799999999">
            <text:p>18</text:p>
          </table:table-cell>
          <table:table-cell table:formula="oooc:=6.28*(([.W$3]-[.$B13])/[.$C$19]+1)*([.$B13]+([.W$3]-[.$B13])/2)/100" office:value-type="float" office:value="18.4389771428571">
            <text:p>18</text:p>
          </table:table-cell>
          <table:table-cell table:formula="oooc:=6.28*(([.X$3]-[.$B13])/[.$C$19]+1)*([.$B13]+([.X$3]-[.$B13])/2)/100" office:value-type="float" office:value="19.384117142857">
            <text:p>19</text:p>
          </table:table-cell>
          <table:table-cell table:formula="oooc:=6.28*(([.Y$3]-[.$B13])/[.$C$19]+1)*([.$B13]+([.Y$3]-[.$B13])/2)/100" office:value-type="float" office:value="20.3471999999999">
            <text:p>20</text:p>
          </table:table-cell>
          <table:table-cell table:formula="oooc:=6.28*(([.Z$3]-[.$B13])/[.$C$19]+1)*([.$B13]+([.Z$3]-[.$B13])/2)/100" office:value-type="float" office:value="21.3282257142856">
            <text:p>21</text:p>
          </table:table-cell>
          <table:table-cell table:formula="oooc:=6.28*(([.AA$3]-[.$B13])/[.$C$19]+1)*([.$B13]+([.AA$3]-[.$B13])/2)/100" office:value-type="float" office:value="22.3271942857142">
            <text:p>22</text:p>
          </table:table-cell>
          <table:table-cell table:formula="oooc:=6.28*(([.AB$3]-[.$B13])/[.$C$19]+1)*([.$B13]+([.AB$3]-[.$B13])/2)/100" office:value-type="float" office:value="23.3441057142856">
            <text:p>23</text:p>
          </table:table-cell>
          <table:table-cell table:formula="oooc:=6.28*(([.AC$3]-[.$B13])/[.$C$19]+1)*([.$B13]+([.AC$3]-[.$B13])/2)/100" office:value-type="float" office:value="24.3789599999999">
            <text:p>24</text:p>
          </table:table-cell>
          <table:table-cell table:formula="oooc:=6.28*(([.AD$3]-[.$B13])/[.$C$19]+1)*([.$B13]+([.AD$3]-[.$B13])/2)/100" office:value-type="float" office:value="25.431757142857">
            <text:p>25</text:p>
          </table:table-cell>
          <table:table-cell table:formula="oooc:=6.28*(([.AE$3]-[.$B13])/[.$C$19]+1)*([.$B13]+([.AE$3]-[.$B13])/2)/100" office:value-type="float" office:value="26.502497142857">
            <text:p>27</text:p>
          </table:table-cell>
          <table:table-cell table:formula="oooc:=6.28*(([.AF$3]-[.$B13])/[.$C$19]+1)*([.$B13]+([.AF$3]-[.$B13])/2)/100" office:value-type="float" office:value="27.5911799999999">
            <text:p>28</text:p>
          </table:table-cell>
          <table:table-cell table:formula="oooc:=6.28*(([.AG$3]-[.$B13])/[.$C$19]+1)*([.$B13]+([.AG$3]-[.$B13])/2)/100" office:value-type="float" office:value="28.6978057142856">
            <text:p>29</text:p>
          </table:table-cell>
          <table:table-cell table:formula="oooc:=6.28*(([.AH$3]-[.$B13])/[.$C$19]+1)*([.$B13]+([.AH$3]-[.$B13])/2)/100" office:value-type="float" office:value="29.8223742857142">
            <text:p>30</text:p>
          </table:table-cell>
          <table:table-cell table:formula="oooc:=6.28*(([.AI$3]-[.$B13])/[.$C$19]+1)*([.$B13]+([.AI$3]-[.$B13])/2)/100" office:value-type="float" office:value="30.9648857142856">
            <text:p>31</text:p>
          </table:table-cell>
          <table:table-cell table:formula="oooc:=6.28*(([.AJ$3]-[.$B13])/[.$C$19]+1)*([.$B13]+([.AJ$3]-[.$B13])/2)/100" office:value-type="float" office:value="32.1253399999999">
            <text:p>32</text:p>
          </table:table-cell>
          <table:table-cell table:formula="oooc:=6.28*(([.AK$3]-[.$B13])/[.$C$19]+1)*([.$B13]+([.AK$3]-[.$B13])/2)/100" office:value-type="float" office:value="33.303737142857">
            <text:p>33</text:p>
          </table:table-cell>
          <table:table-cell table:formula="oooc:=6.28*(([.AL$3]-[.$B13])/[.$C$19]+1)*([.$B13]+([.AL$3]-[.$B13])/2)/100" office:value-type="float" office:value="34.500077142857">
            <text:p>35</text:p>
          </table:table-cell>
          <table:table-cell table:formula="oooc:=6.28*(([.AM$3]-[.$B13])/[.$C$19]+1)*([.$B13]+([.AM$3]-[.$B13])/2)/100" office:value-type="float" office:value="35.7143599999999">
            <text:p>36</text:p>
          </table:table-cell>
          <table:table-cell table:formula="oooc:=6.28*(([.AN$3]-[.$B13])/[.$C$19]+1)*([.$B13]+([.AN$3]-[.$B13])/2)/100" office:value-type="float" office:value="36.9465857142856">
            <text:p>37</text:p>
          </table:table-cell>
          <table:table-cell table:formula="oooc:=6.28*(([.AO$3]-[.$B13])/[.$C$19]+1)*([.$B13]+([.AO$3]-[.$B13])/2)/100" office:value-type="float" office:value="38.1967542857142">
            <text:p>38</text:p>
          </table:table-cell>
          <table:table-cell table:formula="oooc:=6.28*(([.AP$3]-[.$B13])/[.$C$19]+1)*([.$B13]+([.AP$3]-[.$B13])/2)/100" office:value-type="float" office:value="39.4648657142856">
            <text:p>39</text:p>
          </table:table-cell>
          <table:table-cell table:formula="oooc:=6.28*(([.AQ$3]-[.$B13])/[.$C$19]+1)*([.$B13]+([.AQ$3]-[.$B13])/2)/100" office:value-type="float" office:value="40.7509199999999">
            <text:p>41</text:p>
          </table:table-cell>
          <table:table-cell table:formula="oooc:=6.28*(([.AR$3]-[.$B13])/[.$C$19]+1)*([.$B13]+([.AR$3]-[.$B13])/2)/100" office:value-type="float" office:value="42.054917142857">
            <text:p>42</text:p>
          </table:table-cell>
          <table:table-cell table:formula="oooc:=6.28*(([.AS$3]-[.$B13])/[.$C$19]+1)*([.$B13]+([.AS$3]-[.$B13])/2)/100" office:value-type="float" office:value="43.376857142857">
            <text:p>43</text:p>
          </table:table-cell>
          <table:table-cell table:formula="oooc:=6.28*(([.AT$3]-[.$B13])/[.$C$19]+1)*([.$B13]+([.AT$3]-[.$B13])/2)/100" office:value-type="float" office:value="44.7167399999999">
            <text:p>45</text:p>
          </table:table-cell>
        </table:table-row>
        <table:table-row table:style-name="ro1">
          <table:covered-table-cell/>
          <table:table-cell office:value-type="float" office:value="2.7">
            <text:p>2.7</text:p>
          </table:table-cell>
          <table:table-cell table:formula="oooc:=6.28*(([.C$3]-[.$B14])/[.$C$19]+1)*([.$B14]+([.C$3]-[.$B14])/2)/100" office:value-type="float" office:value="2.83183142857143">
            <text:p>3</text:p>
          </table:table-cell>
          <table:table-cell table:formula="oooc:=6.28*(([.D$3]-[.$B14])/[.$C$19]+1)*([.$B14]+([.D$3]-[.$B14])/2)/100" office:value-type="float" office:value="3.41811428571428">
            <text:p>3</text:p>
          </table:table-cell>
          <table:table-cell table:formula="oooc:=6.28*(([.E$3]-[.$B14])/[.$C$19]+1)*([.$B14]+([.E$3]-[.$B14])/2)/100" office:value-type="float" office:value="4.02234">
            <text:p>4</text:p>
          </table:table-cell>
          <table:table-cell table:formula="oooc:=6.28*(([.F$3]-[.$B14])/[.$C$19]+1)*([.$B14]+([.F$3]-[.$B14])/2)/100" office:value-type="float" office:value="4.64450857142857">
            <text:p>5</text:p>
          </table:table-cell>
          <table:table-cell table:formula="oooc:=6.28*(([.G$3]-[.$B14])/[.$C$19]+1)*([.$B14]+([.G$3]-[.$B14])/2)/100" office:value-type="float" office:value="5.28462">
            <text:p>5</text:p>
          </table:table-cell>
          <table:table-cell table:formula="oooc:=6.28*(([.H$3]-[.$B14])/[.$C$19]+1)*([.$B14]+([.H$3]-[.$B14])/2)/100" office:value-type="float" office:value="5.94267428571429">
            <text:p>6</text:p>
          </table:table-cell>
          <table:table-cell table:formula="oooc:=6.28*(([.I$3]-[.$B14])/[.$C$19]+1)*([.$B14]+([.I$3]-[.$B14])/2)/100" office:value-type="float" office:value="6.61867142857143">
            <text:p>7</text:p>
          </table:table-cell>
          <table:table-cell table:formula="oooc:=6.28*(([.J$3]-[.$B14])/[.$C$19]+1)*([.$B14]+([.J$3]-[.$B14])/2)/100" office:value-type="float" office:value="7.31261142857143">
            <text:p>7</text:p>
          </table:table-cell>
          <table:table-cell table:formula="oooc:=6.28*(([.K$3]-[.$B14])/[.$C$19]+1)*([.$B14]+([.K$3]-[.$B14])/2)/100" office:value-type="float" office:value="8.02449428571428">
            <text:p>8</text:p>
          </table:table-cell>
          <table:table-cell table:formula="oooc:=6.28*(([.L$3]-[.$B14])/[.$C$19]+1)*([.$B14]+([.L$3]-[.$B14])/2)/100" office:value-type="float" office:value="8.75432">
            <text:p>9</text:p>
          </table:table-cell>
          <table:table-cell table:formula="oooc:=6.28*(([.M$3]-[.$B14])/[.$C$19]+1)*([.$B14]+([.M$3]-[.$B14])/2)/100" office:value-type="float" office:value="9.50208857142857">
            <text:p>10</text:p>
          </table:table-cell>
          <table:table-cell table:formula="oooc:=6.28*(([.N$3]-[.$B14])/[.$C$19]+1)*([.$B14]+([.N$3]-[.$B14])/2)/100" office:value-type="float" office:value="10.2678">
            <text:p>10</text:p>
          </table:table-cell>
          <table:table-cell table:formula="oooc:=6.28*(([.O$3]-[.$B14])/[.$C$19]+1)*([.$B14]+([.O$3]-[.$B14])/2)/100" office:value-type="float" office:value="11.0514542857143">
            <text:p>11</text:p>
          </table:table-cell>
          <table:table-cell table:formula="oooc:=6.28*(([.P$3]-[.$B14])/[.$C$19]+1)*([.$B14]+([.P$3]-[.$B14])/2)/100" office:value-type="float" office:value="11.8530514285714">
            <text:p>12</text:p>
          </table:table-cell>
          <table:table-cell table:formula="oooc:=6.28*(([.Q$3]-[.$B14])/[.$C$19]+1)*([.$B14]+([.Q$3]-[.$B14])/2)/100" office:value-type="float" office:value="12.6725914285714">
            <text:p>13</text:p>
          </table:table-cell>
          <table:table-cell table:formula="oooc:=6.28*(([.R$3]-[.$B14])/[.$C$19]+1)*([.$B14]+([.R$3]-[.$B14])/2)/100" office:value-type="float" office:value="13.5100742857143">
            <text:p>14</text:p>
          </table:table-cell>
          <table:table-cell table:formula="oooc:=6.28*(([.S$3]-[.$B14])/[.$C$19]+1)*([.$B14]+([.S$3]-[.$B14])/2)/100" office:value-type="float" office:value="14.3654999999999">
            <text:p>14</text:p>
          </table:table-cell>
          <table:table-cell table:formula="oooc:=6.28*(([.T$3]-[.$B14])/[.$C$19]+1)*([.$B14]+([.T$3]-[.$B14])/2)/100" office:value-type="float" office:value="15.2388685714285">
            <text:p>15</text:p>
          </table:table-cell>
          <table:table-cell table:formula="oooc:=6.28*(([.U$3]-[.$B14])/[.$C$19]+1)*([.$B14]+([.U$3]-[.$B14])/2)/100" office:value-type="float" office:value="16.13018">
            <text:p>16</text:p>
          </table:table-cell>
          <table:table-cell table:formula="oooc:=6.28*(([.V$3]-[.$B14])/[.$C$19]+1)*([.$B14]+([.V$3]-[.$B14])/2)/100" office:value-type="float" office:value="17.0394342857142">
            <text:p>17</text:p>
          </table:table-cell>
          <table:table-cell table:formula="oooc:=6.28*(([.W$3]-[.$B14])/[.$C$19]+1)*([.$B14]+([.W$3]-[.$B14])/2)/100" office:value-type="float" office:value="17.9666314285713">
            <text:p>18</text:p>
          </table:table-cell>
          <table:table-cell table:formula="oooc:=6.28*(([.X$3]-[.$B14])/[.$C$19]+1)*([.$B14]+([.X$3]-[.$B14])/2)/100" office:value-type="float" office:value="18.9117714285713">
            <text:p>19</text:p>
          </table:table-cell>
          <table:table-cell table:formula="oooc:=6.28*(([.Y$3]-[.$B14])/[.$C$19]+1)*([.$B14]+([.Y$3]-[.$B14])/2)/100" office:value-type="float" office:value="19.8748542857142">
            <text:p>20</text:p>
          </table:table-cell>
          <table:table-cell table:formula="oooc:=6.28*(([.Z$3]-[.$B14])/[.$C$19]+1)*([.$B14]+([.Z$3]-[.$B14])/2)/100" office:value-type="float" office:value="20.8558799999999">
            <text:p>21</text:p>
          </table:table-cell>
          <table:table-cell table:formula="oooc:=6.28*(([.AA$3]-[.$B14])/[.$C$19]+1)*([.$B14]+([.AA$3]-[.$B14])/2)/100" office:value-type="float" office:value="21.8548485714285">
            <text:p>22</text:p>
          </table:table-cell>
          <table:table-cell table:formula="oooc:=6.28*(([.AB$3]-[.$B14])/[.$C$19]+1)*([.$B14]+([.AB$3]-[.$B14])/2)/100" office:value-type="float" office:value="22.8717599999999">
            <text:p>23</text:p>
          </table:table-cell>
          <table:table-cell table:formula="oooc:=6.28*(([.AC$3]-[.$B14])/[.$C$19]+1)*([.$B14]+([.AC$3]-[.$B14])/2)/100" office:value-type="float" office:value="23.9066142857142">
            <text:p>24</text:p>
          </table:table-cell>
          <table:table-cell table:formula="oooc:=6.28*(([.AD$3]-[.$B14])/[.$C$19]+1)*([.$B14]+([.AD$3]-[.$B14])/2)/100" office:value-type="float" office:value="24.9594114285713">
            <text:p>25</text:p>
          </table:table-cell>
          <table:table-cell table:formula="oooc:=6.28*(([.AE$3]-[.$B14])/[.$C$19]+1)*([.$B14]+([.AE$3]-[.$B14])/2)/100" office:value-type="float" office:value="26.0301514285713">
            <text:p>26</text:p>
          </table:table-cell>
          <table:table-cell table:formula="oooc:=6.28*(([.AF$3]-[.$B14])/[.$C$19]+1)*([.$B14]+([.AF$3]-[.$B14])/2)/100" office:value-type="float" office:value="27.1188342857142">
            <text:p>27</text:p>
          </table:table-cell>
          <table:table-cell table:formula="oooc:=6.28*(([.AG$3]-[.$B14])/[.$C$19]+1)*([.$B14]+([.AG$3]-[.$B14])/2)/100" office:value-type="float" office:value="28.2254599999999">
            <text:p>28</text:p>
          </table:table-cell>
          <table:table-cell table:formula="oooc:=6.28*(([.AH$3]-[.$B14])/[.$C$19]+1)*([.$B14]+([.AH$3]-[.$B14])/2)/100" office:value-type="float" office:value="29.3500285714285">
            <text:p>29</text:p>
          </table:table-cell>
          <table:table-cell table:formula="oooc:=6.28*(([.AI$3]-[.$B14])/[.$C$19]+1)*([.$B14]+([.AI$3]-[.$B14])/2)/100" office:value-type="float" office:value="30.4925399999999">
            <text:p>30</text:p>
          </table:table-cell>
          <table:table-cell table:formula="oooc:=6.28*(([.AJ$3]-[.$B14])/[.$C$19]+1)*([.$B14]+([.AJ$3]-[.$B14])/2)/100" office:value-type="float" office:value="31.6529942857142">
            <text:p>32</text:p>
          </table:table-cell>
          <table:table-cell table:formula="oooc:=6.28*(([.AK$3]-[.$B14])/[.$C$19]+1)*([.$B14]+([.AK$3]-[.$B14])/2)/100" office:value-type="float" office:value="32.8313914285713">
            <text:p>33</text:p>
          </table:table-cell>
          <table:table-cell table:formula="oooc:=6.28*(([.AL$3]-[.$B14])/[.$C$19]+1)*([.$B14]+([.AL$3]-[.$B14])/2)/100" office:value-type="float" office:value="34.0277314285713">
            <text:p>34</text:p>
          </table:table-cell>
          <table:table-cell table:formula="oooc:=6.28*(([.AM$3]-[.$B14])/[.$C$19]+1)*([.$B14]+([.AM$3]-[.$B14])/2)/100" office:value-type="float" office:value="35.2420142857142">
            <text:p>35</text:p>
          </table:table-cell>
          <table:table-cell table:formula="oooc:=6.28*(([.AN$3]-[.$B14])/[.$C$19]+1)*([.$B14]+([.AN$3]-[.$B14])/2)/100" office:value-type="float" office:value="36.4742399999999">
            <text:p>36</text:p>
          </table:table-cell>
          <table:table-cell table:formula="oooc:=6.28*(([.AO$3]-[.$B14])/[.$C$19]+1)*([.$B14]+([.AO$3]-[.$B14])/2)/100" office:value-type="float" office:value="37.7244085714284">
            <text:p>38</text:p>
          </table:table-cell>
          <table:table-cell table:formula="oooc:=6.28*(([.AP$3]-[.$B14])/[.$C$19]+1)*([.$B14]+([.AP$3]-[.$B14])/2)/100" office:value-type="float" office:value="38.9925199999999">
            <text:p>39</text:p>
          </table:table-cell>
          <table:table-cell table:formula="oooc:=6.28*(([.AQ$3]-[.$B14])/[.$C$19]+1)*([.$B14]+([.AQ$3]-[.$B14])/2)/100" office:value-type="float" office:value="40.2785742857142">
            <text:p>40</text:p>
          </table:table-cell>
          <table:table-cell table:formula="oooc:=6.28*(([.AR$3]-[.$B14])/[.$C$19]+1)*([.$B14]+([.AR$3]-[.$B14])/2)/100" office:value-type="float" office:value="41.5825714285713">
            <text:p>42</text:p>
          </table:table-cell>
          <table:table-cell table:formula="oooc:=6.28*(([.AS$3]-[.$B14])/[.$C$19]+1)*([.$B14]+([.AS$3]-[.$B14])/2)/100" office:value-type="float" office:value="42.9045114285713">
            <text:p>43</text:p>
          </table:table-cell>
          <table:table-cell table:formula="oooc:=6.28*(([.AT$3]-[.$B14])/[.$C$19]+1)*([.$B14]+([.AT$3]-[.$B14])/2)/100" office:value-type="float" office:value="44.2443942857142">
            <text:p>44</text:p>
          </table:table-cell>
        </table:table-row>
        <table:table-row table:style-name="ro1">
          <table:covered-table-cell/>
          <table:table-cell office:value-type="float" office:value="2.8">
            <text:p>2.8</text:p>
          </table:table-cell>
          <table:table-cell table:formula="oooc:=6.28*(([.C$3]-[.$B15])/[.$C$19]+1)*([.$B15]+([.C$3]-[.$B15])/2)/100" office:value-type="float" office:value="2.34154285714286">
            <text:p>2</text:p>
          </table:table-cell>
          <table:table-cell table:formula="oooc:=6.28*(([.D$3]-[.$B15])/[.$C$19]+1)*([.$B15]+([.D$3]-[.$B15])/2)/100" office:value-type="float" office:value="2.92782571428571">
            <text:p>3</text:p>
          </table:table-cell>
          <table:table-cell table:formula="oooc:=6.28*(([.E$3]-[.$B15])/[.$C$19]+1)*([.$B15]+([.E$3]-[.$B15])/2)/100" office:value-type="float" office:value="3.53205142857143">
            <text:p>4</text:p>
          </table:table-cell>
          <table:table-cell table:formula="oooc:=6.28*(([.F$3]-[.$B15])/[.$C$19]+1)*([.$B15]+([.F$3]-[.$B15])/2)/100" office:value-type="float" office:value="4.15422">
            <text:p>4</text:p>
          </table:table-cell>
          <table:table-cell table:formula="oooc:=6.28*(([.G$3]-[.$B15])/[.$C$19]+1)*([.$B15]+([.G$3]-[.$B15])/2)/100" office:value-type="float" office:value="4.79433142857143">
            <text:p>5</text:p>
          </table:table-cell>
          <table:table-cell table:formula="oooc:=6.28*(([.H$3]-[.$B15])/[.$C$19]+1)*([.$B15]+([.H$3]-[.$B15])/2)/100" office:value-type="float" office:value="5.45238571428572">
            <text:p>5</text:p>
          </table:table-cell>
          <table:table-cell table:formula="oooc:=6.28*(([.I$3]-[.$B15])/[.$C$19]+1)*([.$B15]+([.I$3]-[.$B15])/2)/100" office:value-type="float" office:value="6.12838285714286">
            <text:p>6</text:p>
          </table:table-cell>
          <table:table-cell table:formula="oooc:=6.28*(([.J$3]-[.$B15])/[.$C$19]+1)*([.$B15]+([.J$3]-[.$B15])/2)/100" office:value-type="float" office:value="6.82232285714286">
            <text:p>7</text:p>
          </table:table-cell>
          <table:table-cell table:formula="oooc:=6.28*(([.K$3]-[.$B15])/[.$C$19]+1)*([.$B15]+([.K$3]-[.$B15])/2)/100" office:value-type="float" office:value="7.53420571428571">
            <text:p>8</text:p>
          </table:table-cell>
          <table:table-cell table:formula="oooc:=6.28*(([.L$3]-[.$B15])/[.$C$19]+1)*([.$B15]+([.L$3]-[.$B15])/2)/100" office:value-type="float" office:value="8.26403142857143">
            <text:p>8</text:p>
          </table:table-cell>
          <table:table-cell table:formula="oooc:=6.28*(([.M$3]-[.$B15])/[.$C$19]+1)*([.$B15]+([.M$3]-[.$B15])/2)/100" office:value-type="float" office:value="9.0118">
            <text:p>9</text:p>
          </table:table-cell>
          <table:table-cell table:formula="oooc:=6.28*(([.N$3]-[.$B15])/[.$C$19]+1)*([.$B15]+([.N$3]-[.$B15])/2)/100" office:value-type="float" office:value="9.77751142857143">
            <text:p>10</text:p>
          </table:table-cell>
          <table:table-cell table:formula="oooc:=6.28*(([.O$3]-[.$B15])/[.$C$19]+1)*([.$B15]+([.O$3]-[.$B15])/2)/100" office:value-type="float" office:value="10.5611657142857">
            <text:p>11</text:p>
          </table:table-cell>
          <table:table-cell table:formula="oooc:=6.28*(([.P$3]-[.$B15])/[.$C$19]+1)*([.$B15]+([.P$3]-[.$B15])/2)/100" office:value-type="float" office:value="11.3627628571429">
            <text:p>11</text:p>
          </table:table-cell>
          <table:table-cell table:formula="oooc:=6.28*(([.Q$3]-[.$B15])/[.$C$19]+1)*([.$B15]+([.Q$3]-[.$B15])/2)/100" office:value-type="float" office:value="12.1823028571429">
            <text:p>12</text:p>
          </table:table-cell>
          <table:table-cell table:formula="oooc:=6.28*(([.R$3]-[.$B15])/[.$C$19]+1)*([.$B15]+([.R$3]-[.$B15])/2)/100" office:value-type="float" office:value="13.0197857142857">
            <text:p>13</text:p>
          </table:table-cell>
          <table:table-cell table:formula="oooc:=6.28*(([.S$3]-[.$B15])/[.$C$19]+1)*([.$B15]+([.S$3]-[.$B15])/2)/100" office:value-type="float" office:value="13.8752114285713">
            <text:p>14</text:p>
          </table:table-cell>
          <table:table-cell table:formula="oooc:=6.28*(([.T$3]-[.$B15])/[.$C$19]+1)*([.$B15]+([.T$3]-[.$B15])/2)/100" office:value-type="float" office:value="14.7485799999999">
            <text:p>15</text:p>
          </table:table-cell>
          <table:table-cell table:formula="oooc:=6.28*(([.U$3]-[.$B15])/[.$C$19]+1)*([.$B15]+([.U$3]-[.$B15])/2)/100" office:value-type="float" office:value="15.6398914285714">
            <text:p>16</text:p>
          </table:table-cell>
          <table:table-cell table:formula="oooc:=6.28*(([.V$3]-[.$B15])/[.$C$19]+1)*([.$B15]+([.V$3]-[.$B15])/2)/100" office:value-type="float" office:value="16.5491457142856">
            <text:p>17</text:p>
          </table:table-cell>
          <table:table-cell table:formula="oooc:=6.28*(([.W$3]-[.$B15])/[.$C$19]+1)*([.$B15]+([.W$3]-[.$B15])/2)/100" office:value-type="float" office:value="17.4763428571428">
            <text:p>17</text:p>
          </table:table-cell>
          <table:table-cell table:formula="oooc:=6.28*(([.X$3]-[.$B15])/[.$C$19]+1)*([.$B15]+([.X$3]-[.$B15])/2)/100" office:value-type="float" office:value="18.4214828571428">
            <text:p>18</text:p>
          </table:table-cell>
          <table:table-cell table:formula="oooc:=6.28*(([.Y$3]-[.$B15])/[.$C$19]+1)*([.$B15]+([.Y$3]-[.$B15])/2)/100" office:value-type="float" office:value="19.3845657142856">
            <text:p>19</text:p>
          </table:table-cell>
          <table:table-cell table:formula="oooc:=6.28*(([.Z$3]-[.$B15])/[.$C$19]+1)*([.$B15]+([.Z$3]-[.$B15])/2)/100" office:value-type="float" office:value="20.3655914285713">
            <text:p>20</text:p>
          </table:table-cell>
          <table:table-cell table:formula="oooc:=6.28*(([.AA$3]-[.$B15])/[.$C$19]+1)*([.$B15]+([.AA$3]-[.$B15])/2)/100" office:value-type="float" office:value="21.3645599999999">
            <text:p>21</text:p>
          </table:table-cell>
          <table:table-cell table:formula="oooc:=6.28*(([.AB$3]-[.$B15])/[.$C$19]+1)*([.$B15]+([.AB$3]-[.$B15])/2)/100" office:value-type="float" office:value="22.3814714285713">
            <text:p>22</text:p>
          </table:table-cell>
          <table:table-cell table:formula="oooc:=6.28*(([.AC$3]-[.$B15])/[.$C$19]+1)*([.$B15]+([.AC$3]-[.$B15])/2)/100" office:value-type="float" office:value="23.4163257142856">
            <text:p>23</text:p>
          </table:table-cell>
          <table:table-cell table:formula="oooc:=6.28*(([.AD$3]-[.$B15])/[.$C$19]+1)*([.$B15]+([.AD$3]-[.$B15])/2)/100" office:value-type="float" office:value="24.4691228571427">
            <text:p>24</text:p>
          </table:table-cell>
          <table:table-cell table:formula="oooc:=6.28*(([.AE$3]-[.$B15])/[.$C$19]+1)*([.$B15]+([.AE$3]-[.$B15])/2)/100" office:value-type="float" office:value="25.5398628571427">
            <text:p>26</text:p>
          </table:table-cell>
          <table:table-cell table:formula="oooc:=6.28*(([.AF$3]-[.$B15])/[.$C$19]+1)*([.$B15]+([.AF$3]-[.$B15])/2)/100" office:value-type="float" office:value="26.6285457142856">
            <text:p>27</text:p>
          </table:table-cell>
          <table:table-cell table:formula="oooc:=6.28*(([.AG$3]-[.$B15])/[.$C$19]+1)*([.$B15]+([.AG$3]-[.$B15])/2)/100" office:value-type="float" office:value="27.7351714285713">
            <text:p>28</text:p>
          </table:table-cell>
          <table:table-cell table:formula="oooc:=6.28*(([.AH$3]-[.$B15])/[.$C$19]+1)*([.$B15]+([.AH$3]-[.$B15])/2)/100" office:value-type="float" office:value="28.8597399999999">
            <text:p>29</text:p>
          </table:table-cell>
          <table:table-cell table:formula="oooc:=6.28*(([.AI$3]-[.$B15])/[.$C$19]+1)*([.$B15]+([.AI$3]-[.$B15])/2)/100" office:value-type="float" office:value="30.0022514285713">
            <text:p>30</text:p>
          </table:table-cell>
          <table:table-cell table:formula="oooc:=6.28*(([.AJ$3]-[.$B15])/[.$C$19]+1)*([.$B15]+([.AJ$3]-[.$B15])/2)/100" office:value-type="float" office:value="31.1627057142856">
            <text:p>31</text:p>
          </table:table-cell>
          <table:table-cell table:formula="oooc:=6.28*(([.AK$3]-[.$B15])/[.$C$19]+1)*([.$B15]+([.AK$3]-[.$B15])/2)/100" office:value-type="float" office:value="32.3411028571427">
            <text:p>32</text:p>
          </table:table-cell>
          <table:table-cell table:formula="oooc:=6.28*(([.AL$3]-[.$B15])/[.$C$19]+1)*([.$B15]+([.AL$3]-[.$B15])/2)/100" office:value-type="float" office:value="33.5374428571427">
            <text:p>34</text:p>
          </table:table-cell>
          <table:table-cell table:formula="oooc:=6.28*(([.AM$3]-[.$B15])/[.$C$19]+1)*([.$B15]+([.AM$3]-[.$B15])/2)/100" office:value-type="float" office:value="34.7517257142856">
            <text:p>35</text:p>
          </table:table-cell>
          <table:table-cell table:formula="oooc:=6.28*(([.AN$3]-[.$B15])/[.$C$19]+1)*([.$B15]+([.AN$3]-[.$B15])/2)/100" office:value-type="float" office:value="35.9839514285713">
            <text:p>36</text:p>
          </table:table-cell>
          <table:table-cell table:formula="oooc:=6.28*(([.AO$3]-[.$B15])/[.$C$19]+1)*([.$B15]+([.AO$3]-[.$B15])/2)/100" office:value-type="float" office:value="37.2341199999999">
            <text:p>37</text:p>
          </table:table-cell>
          <table:table-cell table:formula="oooc:=6.28*(([.AP$3]-[.$B15])/[.$C$19]+1)*([.$B15]+([.AP$3]-[.$B15])/2)/100" office:value-type="float" office:value="38.5022314285713">
            <text:p>39</text:p>
          </table:table-cell>
          <table:table-cell table:formula="oooc:=6.28*(([.AQ$3]-[.$B15])/[.$C$19]+1)*([.$B15]+([.AQ$3]-[.$B15])/2)/100" office:value-type="float" office:value="39.7882857142856">
            <text:p>40</text:p>
          </table:table-cell>
          <table:table-cell table:formula="oooc:=6.28*(([.AR$3]-[.$B15])/[.$C$19]+1)*([.$B15]+([.AR$3]-[.$B15])/2)/100" office:value-type="float" office:value="41.0922828571427">
            <text:p>41</text:p>
          </table:table-cell>
          <table:table-cell table:formula="oooc:=6.28*(([.AS$3]-[.$B15])/[.$C$19]+1)*([.$B15]+([.AS$3]-[.$B15])/2)/100" office:value-type="float" office:value="42.4142228571427">
            <text:p>42</text:p>
          </table:table-cell>
          <table:table-cell table:formula="oooc:=6.28*(([.AT$3]-[.$B15])/[.$C$19]+1)*([.$B15]+([.AT$3]-[.$B15])/2)/100" office:value-type="float" office:value="43.7541057142856">
            <text:p>44</text:p>
          </table:table-cell>
        </table:table-row>
        <table:table-row table:style-name="ro1">
          <table:covered-table-cell/>
          <table:table-cell office:value-type="float" office:value="2.9">
            <text:p>2.9</text:p>
          </table:table-cell>
          <table:table-cell table:formula="oooc:=6.28*(([.C$3]-[.$B16])/[.$C$19]+1)*([.$B16]+([.C$3]-[.$B16])/2)/100" office:value-type="float" office:value="1.83331142857143">
            <text:p>2</text:p>
          </table:table-cell>
          <table:table-cell table:formula="oooc:=6.28*(([.D$3]-[.$B16])/[.$C$19]+1)*([.$B16]+([.D$3]-[.$B16])/2)/100" office:value-type="float" office:value="2.41959428571429">
            <text:p>2</text:p>
          </table:table-cell>
          <table:table-cell table:formula="oooc:=6.28*(([.E$3]-[.$B16])/[.$C$19]+1)*([.$B16]+([.E$3]-[.$B16])/2)/100" office:value-type="float" office:value="3.02382">
            <text:p>3</text:p>
          </table:table-cell>
          <table:table-cell table:formula="oooc:=6.28*(([.F$3]-[.$B16])/[.$C$19]+1)*([.$B16]+([.F$3]-[.$B16])/2)/100" office:value-type="float" office:value="3.64598857142857">
            <text:p>4</text:p>
          </table:table-cell>
          <table:table-cell table:formula="oooc:=6.28*(([.G$3]-[.$B16])/[.$C$19]+1)*([.$B16]+([.G$3]-[.$B16])/2)/100" office:value-type="float" office:value="4.2861">
            <text:p>4</text:p>
          </table:table-cell>
          <table:table-cell table:formula="oooc:=6.28*(([.H$3]-[.$B16])/[.$C$19]+1)*([.$B16]+([.H$3]-[.$B16])/2)/100" office:value-type="float" office:value="4.94415428571429">
            <text:p>5</text:p>
          </table:table-cell>
          <table:table-cell table:formula="oooc:=6.28*(([.I$3]-[.$B16])/[.$C$19]+1)*([.$B16]+([.I$3]-[.$B16])/2)/100" office:value-type="float" office:value="5.62015142857143">
            <text:p>6</text:p>
          </table:table-cell>
          <table:table-cell table:formula="oooc:=6.28*(([.J$3]-[.$B16])/[.$C$19]+1)*([.$B16]+([.J$3]-[.$B16])/2)/100" office:value-type="float" office:value="6.31409142857143">
            <text:p>6</text:p>
          </table:table-cell>
          <table:table-cell table:formula="oooc:=6.28*(([.K$3]-[.$B16])/[.$C$19]+1)*([.$B16]+([.K$3]-[.$B16])/2)/100" office:value-type="float" office:value="7.02597428571429">
            <text:p>7</text:p>
          </table:table-cell>
          <table:table-cell table:formula="oooc:=6.28*(([.L$3]-[.$B16])/[.$C$19]+1)*([.$B16]+([.L$3]-[.$B16])/2)/100" office:value-type="float" office:value="7.7558">
            <text:p>8</text:p>
          </table:table-cell>
          <table:table-cell table:formula="oooc:=6.28*(([.M$3]-[.$B16])/[.$C$19]+1)*([.$B16]+([.M$3]-[.$B16])/2)/100" office:value-type="float" office:value="8.50356857142857">
            <text:p>9</text:p>
          </table:table-cell>
          <table:table-cell table:formula="oooc:=6.28*(([.N$3]-[.$B16])/[.$C$19]+1)*([.$B16]+([.N$3]-[.$B16])/2)/100" office:value-type="float" office:value="9.26928">
            <text:p>9</text:p>
          </table:table-cell>
          <table:table-cell table:formula="oooc:=6.28*(([.O$3]-[.$B16])/[.$C$19]+1)*([.$B16]+([.O$3]-[.$B16])/2)/100" office:value-type="float" office:value="10.0529342857143">
            <text:p>10</text:p>
          </table:table-cell>
          <table:table-cell table:formula="oooc:=6.28*(([.P$3]-[.$B16])/[.$C$19]+1)*([.$B16]+([.P$3]-[.$B16])/2)/100" office:value-type="float" office:value="10.8545314285714">
            <text:p>11</text:p>
          </table:table-cell>
          <table:table-cell table:formula="oooc:=6.28*(([.Q$3]-[.$B16])/[.$C$19]+1)*([.$B16]+([.Q$3]-[.$B16])/2)/100" office:value-type="float" office:value="11.6740714285714">
            <text:p>12</text:p>
          </table:table-cell>
          <table:table-cell table:formula="oooc:=6.28*(([.R$3]-[.$B16])/[.$C$19]+1)*([.$B16]+([.R$3]-[.$B16])/2)/100" office:value-type="float" office:value="12.5115542857143">
            <text:p>13</text:p>
          </table:table-cell>
          <table:table-cell table:formula="oooc:=6.28*(([.S$3]-[.$B16])/[.$C$19]+1)*([.$B16]+([.S$3]-[.$B16])/2)/100" office:value-type="float" office:value="13.3669799999999">
            <text:p>13</text:p>
          </table:table-cell>
          <table:table-cell table:formula="oooc:=6.28*(([.T$3]-[.$B16])/[.$C$19]+1)*([.$B16]+([.T$3]-[.$B16])/2)/100" office:value-type="float" office:value="14.2403485714285">
            <text:p>14</text:p>
          </table:table-cell>
          <table:table-cell table:formula="oooc:=6.28*(([.U$3]-[.$B16])/[.$C$19]+1)*([.$B16]+([.U$3]-[.$B16])/2)/100" office:value-type="float" office:value="15.13166">
            <text:p>15</text:p>
          </table:table-cell>
          <table:table-cell table:formula="oooc:=6.28*(([.V$3]-[.$B16])/[.$C$19]+1)*([.$B16]+([.V$3]-[.$B16])/2)/100" office:value-type="float" office:value="16.0409142857142">
            <text:p>16</text:p>
          </table:table-cell>
          <table:table-cell table:formula="oooc:=6.28*(([.W$3]-[.$B16])/[.$C$19]+1)*([.$B16]+([.W$3]-[.$B16])/2)/100" office:value-type="float" office:value="16.9681114285713">
            <text:p>17</text:p>
          </table:table-cell>
          <table:table-cell table:formula="oooc:=6.28*(([.X$3]-[.$B16])/[.$C$19]+1)*([.$B16]+([.X$3]-[.$B16])/2)/100" office:value-type="float" office:value="17.9132514285713">
            <text:p>18</text:p>
          </table:table-cell>
          <table:table-cell table:formula="oooc:=6.28*(([.Y$3]-[.$B16])/[.$C$19]+1)*([.$B16]+([.Y$3]-[.$B16])/2)/100" office:value-type="float" office:value="18.8763342857142">
            <text:p>19</text:p>
          </table:table-cell>
          <table:table-cell table:formula="oooc:=6.28*(([.Z$3]-[.$B16])/[.$C$19]+1)*([.$B16]+([.Z$3]-[.$B16])/2)/100" office:value-type="float" office:value="19.8573599999999">
            <text:p>20</text:p>
          </table:table-cell>
          <table:table-cell table:formula="oooc:=6.28*(([.AA$3]-[.$B16])/[.$C$19]+1)*([.$B16]+([.AA$3]-[.$B16])/2)/100" office:value-type="float" office:value="20.8563285714285">
            <text:p>21</text:p>
          </table:table-cell>
          <table:table-cell table:formula="oooc:=6.28*(([.AB$3]-[.$B16])/[.$C$19]+1)*([.$B16]+([.AB$3]-[.$B16])/2)/100" office:value-type="float" office:value="21.8732399999999">
            <text:p>22</text:p>
          </table:table-cell>
          <table:table-cell table:formula="oooc:=6.28*(([.AC$3]-[.$B16])/[.$C$19]+1)*([.$B16]+([.AC$3]-[.$B16])/2)/100" office:value-type="float" office:value="22.9080942857142">
            <text:p>23</text:p>
          </table:table-cell>
          <table:table-cell table:formula="oooc:=6.28*(([.AD$3]-[.$B16])/[.$C$19]+1)*([.$B16]+([.AD$3]-[.$B16])/2)/100" office:value-type="float" office:value="23.9608914285713">
            <text:p>24</text:p>
          </table:table-cell>
          <table:table-cell table:formula="oooc:=6.28*(([.AE$3]-[.$B16])/[.$C$19]+1)*([.$B16]+([.AE$3]-[.$B16])/2)/100" office:value-type="float" office:value="25.0316314285713">
            <text:p>25</text:p>
          </table:table-cell>
          <table:table-cell table:formula="oooc:=6.28*(([.AF$3]-[.$B16])/[.$C$19]+1)*([.$B16]+([.AF$3]-[.$B16])/2)/100" office:value-type="float" office:value="26.1203142857142">
            <text:p>26</text:p>
          </table:table-cell>
          <table:table-cell table:formula="oooc:=6.28*(([.AG$3]-[.$B16])/[.$C$19]+1)*([.$B16]+([.AG$3]-[.$B16])/2)/100" office:value-type="float" office:value="27.2269399999999">
            <text:p>27</text:p>
          </table:table-cell>
          <table:table-cell table:formula="oooc:=6.28*(([.AH$3]-[.$B16])/[.$C$19]+1)*([.$B16]+([.AH$3]-[.$B16])/2)/100" office:value-type="float" office:value="28.3515085714285">
            <text:p>28</text:p>
          </table:table-cell>
          <table:table-cell table:formula="oooc:=6.28*(([.AI$3]-[.$B16])/[.$C$19]+1)*([.$B16]+([.AI$3]-[.$B16])/2)/100" office:value-type="float" office:value="29.4940199999999">
            <text:p>29</text:p>
          </table:table-cell>
          <table:table-cell table:formula="oooc:=6.28*(([.AJ$3]-[.$B16])/[.$C$19]+1)*([.$B16]+([.AJ$3]-[.$B16])/2)/100" office:value-type="float" office:value="30.6544742857142">
            <text:p>31</text:p>
          </table:table-cell>
          <table:table-cell table:formula="oooc:=6.28*(([.AK$3]-[.$B16])/[.$C$19]+1)*([.$B16]+([.AK$3]-[.$B16])/2)/100" office:value-type="float" office:value="31.8328714285713">
            <text:p>32</text:p>
          </table:table-cell>
          <table:table-cell table:formula="oooc:=6.28*(([.AL$3]-[.$B16])/[.$C$19]+1)*([.$B16]+([.AL$3]-[.$B16])/2)/100" office:value-type="float" office:value="33.0292114285713">
            <text:p>33</text:p>
          </table:table-cell>
          <table:table-cell table:formula="oooc:=6.28*(([.AM$3]-[.$B16])/[.$C$19]+1)*([.$B16]+([.AM$3]-[.$B16])/2)/100" office:value-type="float" office:value="34.2434942857142">
            <text:p>34</text:p>
          </table:table-cell>
          <table:table-cell table:formula="oooc:=6.28*(([.AN$3]-[.$B16])/[.$C$19]+1)*([.$B16]+([.AN$3]-[.$B16])/2)/100" office:value-type="float" office:value="35.4757199999999">
            <text:p>35</text:p>
          </table:table-cell>
          <table:table-cell table:formula="oooc:=6.28*(([.AO$3]-[.$B16])/[.$C$19]+1)*([.$B16]+([.AO$3]-[.$B16])/2)/100" office:value-type="float" office:value="36.7258885714285">
            <text:p>37</text:p>
          </table:table-cell>
          <table:table-cell table:formula="oooc:=6.28*(([.AP$3]-[.$B16])/[.$C$19]+1)*([.$B16]+([.AP$3]-[.$B16])/2)/100" office:value-type="float" office:value="37.9939999999999">
            <text:p>38</text:p>
          </table:table-cell>
          <table:table-cell table:formula="oooc:=6.28*(([.AQ$3]-[.$B16])/[.$C$19]+1)*([.$B16]+([.AQ$3]-[.$B16])/2)/100" office:value-type="float" office:value="39.2800542857142">
            <text:p>39</text:p>
          </table:table-cell>
          <table:table-cell table:formula="oooc:=6.28*(([.AR$3]-[.$B16])/[.$C$19]+1)*([.$B16]+([.AR$3]-[.$B16])/2)/100" office:value-type="float" office:value="40.5840514285713">
            <text:p>41</text:p>
          </table:table-cell>
          <table:table-cell table:formula="oooc:=6.28*(([.AS$3]-[.$B16])/[.$C$19]+1)*([.$B16]+([.AS$3]-[.$B16])/2)/100" office:value-type="float" office:value="41.9059914285713">
            <text:p>42</text:p>
          </table:table-cell>
          <table:table-cell table:formula="oooc:=6.28*(([.AT$3]-[.$B16])/[.$C$19]+1)*([.$B16]+([.AT$3]-[.$B16])/2)/100" office:value-type="float" office:value="43.2458742857142">
            <text:p>43</text:p>
          </table:table-cell>
        </table:table-row>
        <table:table-row table:style-name="ro1">
          <table:covered-table-cell/>
          <table:table-cell table:style-name="ce4" office:value-type="float" office:value="3">
            <text:p>3</text:p>
          </table:table-cell>
          <table:table-cell table:formula="oooc:=6.28*(([.C$3]-[.$B17])/[.$C$19]+1)*([.$B17]+([.C$3]-[.$B17])/2)/100" office:value-type="float" office:value="1.30713714285714">
            <text:p>1</text:p>
          </table:table-cell>
          <table:table-cell table:formula="oooc:=6.28*(([.D$3]-[.$B17])/[.$C$19]+1)*([.$B17]+([.D$3]-[.$B17])/2)/100" office:value-type="float" office:value="1.89342">
            <text:p>2</text:p>
          </table:table-cell>
          <table:table-cell table:formula="oooc:=6.28*(([.E$3]-[.$B17])/[.$C$19]+1)*([.$B17]+([.E$3]-[.$B17])/2)/100" office:value-type="float" office:value="2.49764571428571">
            <text:p>2</text:p>
          </table:table-cell>
          <table:table-cell table:formula="oooc:=6.28*(([.F$3]-[.$B17])/[.$C$19]+1)*([.$B17]+([.F$3]-[.$B17])/2)/100" office:value-type="float" office:value="3.11981428571429">
            <text:p>3</text:p>
          </table:table-cell>
          <table:table-cell table:formula="oooc:=6.28*(([.G$3]-[.$B17])/[.$C$19]+1)*([.$B17]+([.G$3]-[.$B17])/2)/100" office:value-type="float" office:value="3.75992571428571">
            <text:p>4</text:p>
          </table:table-cell>
          <table:table-cell table:formula="oooc:=6.28*(([.H$3]-[.$B17])/[.$C$19]+1)*([.$B17]+([.H$3]-[.$B17])/2)/100" office:value-type="float" office:value="4.41798">
            <text:p>4</text:p>
          </table:table-cell>
          <table:table-cell table:formula="oooc:=6.28*(([.I$3]-[.$B17])/[.$C$19]+1)*([.$B17]+([.I$3]-[.$B17])/2)/100" office:value-type="float" office:value="5.09397714285714">
            <text:p>5</text:p>
          </table:table-cell>
          <table:table-cell table:formula="oooc:=6.28*(([.J$3]-[.$B17])/[.$C$19]+1)*([.$B17]+([.J$3]-[.$B17])/2)/100" office:value-type="float" office:value="5.78791714285714">
            <text:p>6</text:p>
          </table:table-cell>
          <table:table-cell table:formula="oooc:=6.28*(([.K$3]-[.$B17])/[.$C$19]+1)*([.$B17]+([.K$3]-[.$B17])/2)/100" office:value-type="float" office:value="6.4998">
            <text:p>6</text:p>
          </table:table-cell>
          <table:table-cell table:formula="oooc:=6.28*(([.L$3]-[.$B17])/[.$C$19]+1)*([.$B17]+([.L$3]-[.$B17])/2)/100" office:value-type="float" office:value="7.22962571428571">
            <text:p>7</text:p>
          </table:table-cell>
          <table:table-cell table:formula="oooc:=6.28*(([.M$3]-[.$B17])/[.$C$19]+1)*([.$B17]+([.M$3]-[.$B17])/2)/100" office:value-type="float" office:value="7.97739428571429">
            <text:p>8</text:p>
          </table:table-cell>
          <table:table-cell table:formula="oooc:=6.28*(([.N$3]-[.$B17])/[.$C$19]+1)*([.$B17]+([.N$3]-[.$B17])/2)/100" office:value-type="float" office:value="8.74310571428571">
            <text:p>9</text:p>
          </table:table-cell>
          <table:table-cell table:formula="oooc:=6.28*(([.O$3]-[.$B17])/[.$C$19]+1)*([.$B17]+([.O$3]-[.$B17])/2)/100" office:value-type="float" office:value="9.52676">
            <text:p>10</text:p>
          </table:table-cell>
          <table:table-cell table:formula="oooc:=6.28*(([.P$3]-[.$B17])/[.$C$19]+1)*([.$B17]+([.P$3]-[.$B17])/2)/100" office:value-type="float" office:value="10.3283571428571">
            <text:p>10</text:p>
          </table:table-cell>
          <table:table-cell table:formula="oooc:=6.28*(([.Q$3]-[.$B17])/[.$C$19]+1)*([.$B17]+([.Q$3]-[.$B17])/2)/100" office:value-type="float" office:value="11.1478971428571">
            <text:p>11</text:p>
          </table:table-cell>
          <table:table-cell table:formula="oooc:=6.28*(([.R$3]-[.$B17])/[.$C$19]+1)*([.$B17]+([.R$3]-[.$B17])/2)/100" office:value-type="float" office:value="11.98538">
            <text:p>12</text:p>
          </table:table-cell>
          <table:table-cell table:formula="oooc:=6.28*(([.S$3]-[.$B17])/[.$C$19]+1)*([.$B17]+([.S$3]-[.$B17])/2)/100" office:value-type="float" office:value="12.8408057142856">
            <text:p>13</text:p>
          </table:table-cell>
          <table:table-cell table:formula="oooc:=6.28*(([.T$3]-[.$B17])/[.$C$19]+1)*([.$B17]+([.T$3]-[.$B17])/2)/100" office:value-type="float" office:value="13.7141742857142">
            <text:p>14</text:p>
          </table:table-cell>
          <table:table-cell table:formula="oooc:=6.28*(([.U$3]-[.$B17])/[.$C$19]+1)*([.$B17]+([.U$3]-[.$B17])/2)/100" office:value-type="float" office:value="14.6054857142857">
            <text:p>15</text:p>
          </table:table-cell>
          <table:table-cell table:formula="oooc:=6.28*(([.V$3]-[.$B17])/[.$C$19]+1)*([.$B17]+([.V$3]-[.$B17])/2)/100" office:value-type="float" office:value="15.5147399999999">
            <text:p>16</text:p>
          </table:table-cell>
          <table:table-cell table:formula="oooc:=6.28*(([.W$3]-[.$B17])/[.$C$19]+1)*([.$B17]+([.W$3]-[.$B17])/2)/100" office:value-type="float" office:value="16.4419371428571">
            <text:p>16</text:p>
          </table:table-cell>
          <table:table-cell table:formula="oooc:=6.28*(([.X$3]-[.$B17])/[.$C$19]+1)*([.$B17]+([.X$3]-[.$B17])/2)/100" office:value-type="float" office:value="17.387077142857">
            <text:p>17</text:p>
          </table:table-cell>
          <table:table-cell table:formula="oooc:=6.28*(([.Y$3]-[.$B17])/[.$C$19]+1)*([.$B17]+([.Y$3]-[.$B17])/2)/100" office:value-type="float" office:value="18.3501599999999">
            <text:p>18</text:p>
          </table:table-cell>
          <table:table-cell table:formula="oooc:=6.28*(([.Z$3]-[.$B17])/[.$C$19]+1)*([.$B17]+([.Z$3]-[.$B17])/2)/100" office:value-type="float" office:value="19.3311857142856">
            <text:p>19</text:p>
          </table:table-cell>
          <table:table-cell table:formula="oooc:=6.28*(([.AA$3]-[.$B17])/[.$C$19]+1)*([.$B17]+([.AA$3]-[.$B17])/2)/100" office:value-type="float" office:value="20.3301542857142">
            <text:p>20</text:p>
          </table:table-cell>
          <table:table-cell table:formula="oooc:=6.28*(([.AB$3]-[.$B17])/[.$C$19]+1)*([.$B17]+([.AB$3]-[.$B17])/2)/100" office:value-type="float" office:value="21.3470657142856">
            <text:p>21</text:p>
          </table:table-cell>
          <table:table-cell table:formula="oooc:=6.28*(([.AC$3]-[.$B17])/[.$C$19]+1)*([.$B17]+([.AC$3]-[.$B17])/2)/100" office:value-type="float" office:value="22.3819199999999">
            <text:p>22</text:p>
          </table:table-cell>
          <table:table-cell table:formula="oooc:=6.28*(([.AD$3]-[.$B17])/[.$C$19]+1)*([.$B17]+([.AD$3]-[.$B17])/2)/100" office:value-type="float" office:value="23.434717142857">
            <text:p>23</text:p>
          </table:table-cell>
          <table:table-cell table:formula="oooc:=6.28*(([.AE$3]-[.$B17])/[.$C$19]+1)*([.$B17]+([.AE$3]-[.$B17])/2)/100" office:value-type="float" office:value="24.505457142857">
            <text:p>25</text:p>
          </table:table-cell>
          <table:table-cell table:formula="oooc:=6.28*(([.AF$3]-[.$B17])/[.$C$19]+1)*([.$B17]+([.AF$3]-[.$B17])/2)/100" office:value-type="float" office:value="25.5941399999999">
            <text:p>26</text:p>
          </table:table-cell>
          <table:table-cell table:formula="oooc:=6.28*(([.AG$3]-[.$B17])/[.$C$19]+1)*([.$B17]+([.AG$3]-[.$B17])/2)/100" office:value-type="float" office:value="26.7007657142856">
            <text:p>27</text:p>
          </table:table-cell>
          <table:table-cell table:formula="oooc:=6.28*(([.AH$3]-[.$B17])/[.$C$19]+1)*([.$B17]+([.AH$3]-[.$B17])/2)/100" office:value-type="float" office:value="27.8253342857142">
            <text:p>28</text:p>
          </table:table-cell>
          <table:table-cell table:formula="oooc:=6.28*(([.AI$3]-[.$B17])/[.$C$19]+1)*([.$B17]+([.AI$3]-[.$B17])/2)/100" office:value-type="float" office:value="28.9678457142856">
            <text:p>29</text:p>
          </table:table-cell>
          <table:table-cell table:formula="oooc:=6.28*(([.AJ$3]-[.$B17])/[.$C$19]+1)*([.$B17]+([.AJ$3]-[.$B17])/2)/100" office:value-type="float" office:value="30.1282999999999">
            <text:p>30</text:p>
          </table:table-cell>
          <table:table-cell table:formula="oooc:=6.28*(([.AK$3]-[.$B17])/[.$C$19]+1)*([.$B17]+([.AK$3]-[.$B17])/2)/100" office:value-type="float" office:value="31.306697142857">
            <text:p>31</text:p>
          </table:table-cell>
          <table:table-cell table:formula="oooc:=6.28*(([.AL$3]-[.$B17])/[.$C$19]+1)*([.$B17]+([.AL$3]-[.$B17])/2)/100" office:value-type="float" office:value="32.503037142857">
            <text:p>33</text:p>
          </table:table-cell>
          <table:table-cell table:formula="oooc:=6.28*(([.AM$3]-[.$B17])/[.$C$19]+1)*([.$B17]+([.AM$3]-[.$B17])/2)/100" office:value-type="float" office:value="33.7173199999999">
            <text:p>34</text:p>
          </table:table-cell>
          <table:table-cell table:formula="oooc:=6.28*(([.AN$3]-[.$B17])/[.$C$19]+1)*([.$B17]+([.AN$3]-[.$B17])/2)/100" office:value-type="float" office:value="34.9495457142856">
            <text:p>35</text:p>
          </table:table-cell>
          <table:table-cell table:formula="oooc:=6.28*(([.AO$3]-[.$B17])/[.$C$19]+1)*([.$B17]+([.AO$3]-[.$B17])/2)/100" office:value-type="float" office:value="36.1997142857142">
            <text:p>36</text:p>
          </table:table-cell>
          <table:table-cell table:formula="oooc:=6.28*(([.AP$3]-[.$B17])/[.$C$19]+1)*([.$B17]+([.AP$3]-[.$B17])/2)/100" office:value-type="float" office:value="37.4678257142856">
            <text:p>37</text:p>
          </table:table-cell>
          <table:table-cell table:formula="oooc:=6.28*(([.AQ$3]-[.$B17])/[.$C$19]+1)*([.$B17]+([.AQ$3]-[.$B17])/2)/100" office:value-type="float" office:value="38.7538799999999">
            <text:p>39</text:p>
          </table:table-cell>
          <table:table-cell table:formula="oooc:=6.28*(([.AR$3]-[.$B17])/[.$C$19]+1)*([.$B17]+([.AR$3]-[.$B17])/2)/100" office:value-type="float" office:value="40.057877142857">
            <text:p>40</text:p>
          </table:table-cell>
          <table:table-cell table:formula="oooc:=6.28*(([.AS$3]-[.$B17])/[.$C$19]+1)*([.$B17]+([.AS$3]-[.$B17])/2)/100" office:value-type="float" office:value="41.379817142857">
            <text:p>41</text:p>
          </table:table-cell>
          <table:table-cell table:formula="oooc:=6.28*(([.AT$3]-[.$B17])/[.$C$19]+1)*([.$B17]+([.AT$3]-[.$B17])/2)/100" office:value-type="float" office:value="42.7196999999999">
            <text:p>43</text:p>
          </table:table-cell>
        </table:table-row>
        <table:table-row table:style-name="ro1">
          <table:table-cell/>
          <table:table-cell table:style-name="Default" table:number-columns-repeated="45"/>
        </table:table-row>
        <table:table-row table:style-name="ro1">
          <table:table-cell/>
          <table:table-cell table:style-name="Default"/>
          <table:table-cell table:style-name="Default" office:value-type="float" office:value="0.035">
            <text:p>0.04</text:p>
          </table:table-cell>
          <table:table-cell table:style-name="Default" table:number-columns-repeated="4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22/01/2009</text:date>, <text:time>19:0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affo</meta:initial-creator>
    <meta:creation-date>2009-01-22T16:17:16</meta:creation-date>
    <dc:creator>raffo</dc:creator>
    <dc:date>2009-01-22T19:00:46</dc:date>
    <meta:editing-cycles>2</meta:editing-cycles>
    <meta:editing-duration>PT1H52M13S</meta:editing-duration>
    <meta:user-defined meta:name="Info 1"/>
    <meta:user-defined meta:name="Info 2"/>
    <meta:user-defined meta:name="Info 3"/>
    <meta:user-defined meta:name="Info 4"/>
    <meta:document-statistic meta:table-count="3" meta:cell-count="679"/>
  </office:meta>
</office:document-meta>
</file>